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5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7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fo:padding="0.071cm"/>
    </style:style>
    <style:style style:name="ce50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1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5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7" style:family="table-cell" style:parent-style-name="Default">
      <style:table-cell-properties fo:background-color="transparent" fo:padding="0.071cm"/>
    </style:style>
    <style:style style:name="ce58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7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>
      <style:table-cell-properties style:diagonal-bl-tr="none" style:diagonal-tl-br="none" fo:border="0.035cm solid #c0c0c0" style:rotation-align="none"/>
    </style:style>
    <style:style style:name="ce7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9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8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8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8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8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gistrar usuarios</text:p>
          </table:table-cell>
          <table:table-cell table:style-name="ce5" office:value-type="float" office:value="20">
            <office:annotation draw:style-name="gr1" draw:text-style-name="P1" svg:width="3.616cm" svg:height="3.26cm" svg:x="8.783cm" svg:y="1.845cm" draw:caption-point-x="6.767cm" draw:caption-point-y="0.222cm">
              <dc:date>2011-04-18T00:00:00</dc:date>
              <text:p text:style-name="P1"><text:span text:style-name="T1">Usuario:</text:span></text:p>
              <text:p text:style-name="P1"><text:span text:style-name="T1">Ingresar el tiempo en horas necesarias para tomar requerimiento, analizar, diseñar, implementar y probar la funcionalidad</text:span></text:p>
            </office:annotation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ar ingreso</text:p>
          </table:table-cell>
          <table:table-cell table:style-name="ce5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olicitud de amistad</text:p>
          </table:table-cell>
          <table:table-cell table:style-name="ce5"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usqueda de usuarios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Grupos de amig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permisos</text:p>
          </table:table-cell>
          <table:table-cell table:style-name="ce5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Fotos y Albumes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ta de comentarios en fotos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aja de comentarios en general hacia el usuario</text:p>
          </table:table-cell>
          <table:table-cell table:style-name="ce5"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Muro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Página Principal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Notificaciones(Cumpleaños Amigos,actualización de perfil de amigos) y Envío de mails</text:p>
          </table:table-cell>
          <table:table-cell table:style-name="ce5"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 de amigos en común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rol de Administrador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loqueo de usuari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style-name="ce7"/>
          <table:covered-table-cell table:style-name="ce7"/>
          <table:covered-table-cell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style-name="ce8"/>
          <table:covered-table-cell table:style-name="ce8"/>
          <table:covered-table-cell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1">
            <text:p>1</text:p>
          </table:table-cell>
          <table:table-cell table:style-name="ce16" table:content-validation-name="val2" office:value-type="float" office:value="40644">
            <text:p>11-abr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Pendiente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1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49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table:formula="of:=[$Config.C9]" office:value-type="float" office:value="14">
            <text:p>14</text:p>
          </table:table-cell>
          <table:table-cell table:number-columns-repeated="2"/>
          <table:table-cell table:style-name="ce44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table:formula="of:=IF([.O5]=&quot;&quot;;&quot; &quot;;CHOOSE(WEEKDAY([.O5];2);&quot;L&quot;;&quot;M&quot;;&quot;X&quot;;&quot;J&quot;;&quot;V&quot;;&quot;S&quot;;&quot;D&quot;))" office:value-type="float" office:value="0">
            <text:p>#VALUE!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52" table:formula="of:=IF([.V5]=&quot;&quot;;&quot; &quot;;CHOOSE(WEEKDAY([.V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W5]=&quot;&quot;;&quot; &quot;;CHOOSE(WEEKDAY([.W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X5]=&quot;&quot;;&quot; &quot;;CHOOSE(WEEKDAY([.X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Y5]=&quot;&quot;;&quot; &quot;;CHOOSE(WEEKDAY([.Y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Z5]=&quot;&quot;;&quot; &quot;;CHOOSE(WEEKDAY([.Z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A5]=&quot;&quot;;&quot; &quot;;CHOOSE(WEEKDAY([.AA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B5]=&quot;&quot;;&quot; &quot;;CHOOSE(WEEKDAY([.AB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C5]=&quot;&quot;;&quot; &quot;;CHOOSE(WEEKDAY([.AC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D5]=&quot;&quot;;&quot; &quot;;CHOOSE(WEEKDAY([.AD5];2);&quot;L&quot;;&quot;M&quot;;&quot;X&quot;;&quot;J&quot;;&quot;V&quot;;&quot;S&quot;;&quot;D&quot;))" office:value-type="float" office:value="0">
            <text:p>#N/A</text:p>
          </table:table-cell>
          <table:table-cell table:style-name="ce52" table:formula="of:=IF([.AE5]=&quot;&quot;;&quot; &quot;;CHOOSE(WEEKDAY([.AE5];2);&quot;L&quot;;&quot;M&quot;;&quot;X&quot;;&quot;J&quot;;&quot;V&quot;;&quot;S&quot;;&quot;D&quot;))" office:value-type="float" office:value="0">
            <text:p>#N/A</text:p>
          </table:table-cell>
          <table:table-cell table:style-name="ce54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7" table:number-columns-repeated="7"/>
          <table:table-cell table:style-name="ce45" table:formula="of:=[$Config.D9]" office:value-type="float" office:value="2">
            <text:p>1-ene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5"/>
          <table:table-cell table:style-name="ce27" table:number-columns-repeated="992"/>
        </table:table-row>
        <table:table-row table:style-name="ro6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style-name="ce38"/>
          <table:covered-table-cell table:style-name="ce38"/>
          <table:table-cell table:style-name="ce46" table:formula="of:=COUNTIF([.H10:.H1002];&quot;&gt;0&quot;)" office:value-type="float" office:value="30">
            <text:p>30</text:p>
          </table:table-cell>
          <table:table-cell table:style-name="ce46" table:formula="of:=COUNTIF([.I10:.I1002];&quot;&gt;0&quot;)" office:value-type="float" office:value="0">
            <text:p>0</text:p>
          </table:table-cell>
          <table:table-cell table:style-name="ce46" table:formula="of:=COUNTIF([.J10:.J1002];&quot;&gt;0&quot;)" office:value-type="float" office:value="0">
            <text:p>0</text:p>
          </table:table-cell>
          <table:table-cell table:style-name="ce46" table:formula="of:=COUNTIF([.K10:.K1002];&quot;&gt;0&quot;)" office:value-type="float" office:value="0">
            <text:p>0</text:p>
          </table:table-cell>
          <table:table-cell table:style-name="ce46" table:formula="of:=COUNTIF([.L10:.L1002];&quot;&gt;0&quot;)" office:value-type="float" office:value="0">
            <text:p>0</text:p>
          </table:table-cell>
          <table:table-cell table:style-name="ce46" table:formula="of:=COUNTIF([.M10:.M1002];&quot;&gt;0&quot;)" office:value-type="float" office:value="0">
            <text:p>0</text:p>
          </table:table-cell>
          <table:table-cell table:style-name="ce46" table:formula="of:=COUNTIF([.N10:.N1002];&quot;&gt;0&quot;)" office:value-type="float" office:value="0">
            <text:p>0</text:p>
          </table:table-cell>
          <table:table-cell table:style-name="ce46" table:formula="of:=COUNTIF([.O10:.O1002];&quot;&gt;0&quot;)" office:value-type="float" office:value="0">
            <text:p>0</text:p>
          </table:table-cell>
          <table:table-cell table:style-name="ce46" table:formula="of:=COUNTIF([.P10:.P1002];&quot;&gt;0&quot;)" office:value-type="float" office:value="0">
            <text:p>0</text:p>
          </table:table-cell>
          <table:table-cell table:style-name="ce46" table:formula="of:=COUNTIF([.Q10:.Q1002];&quot;&gt;0&quot;)" office:value-type="float" office:value="0">
            <text:p>0</text:p>
          </table:table-cell>
          <table:table-cell table:style-name="ce46" table:formula="of:=COUNTIF([.R10:.R1002];&quot;&gt;0&quot;)" office:value-type="float" office:value="0">
            <text:p>0</text:p>
          </table:table-cell>
          <table:table-cell table:style-name="ce46" table:formula="of:=COUNTIF([.S10:.S1002];&quot;&gt;0&quot;)" office:value-type="float" office:value="0">
            <text:p>0</text:p>
          </table:table-cell>
          <table:table-cell table:style-name="ce46" table:formula="of:=COUNTIF([.T10:.T1002];&quot;&gt;0&quot;)" office:value-type="float" office:value="0">
            <text:p>0</text:p>
          </table:table-cell>
          <table:table-cell table:style-name="ce46" table:formula="of:=COUNTIF([.U10:.U1002];&quot;&gt;0&quot;)" office:value-type="float" office:value="0">
            <text:p>0</text:p>
          </table:table-cell>
          <table:table-cell table:style-name="ce46" table:formula="of:=COUNTIF([.V10:.V1002];&quot;&gt;0&quot;)" office:value-type="float" office:value="0">
            <text:p>0</text:p>
          </table:table-cell>
          <table:table-cell table:style-name="ce46" table:formula="of:=COUNTIF([.W10:.W1002];&quot;&gt;0&quot;)" office:value-type="float" office:value="0">
            <text:p>0</text:p>
          </table:table-cell>
          <table:table-cell table:style-name="ce46" table:formula="of:=COUNTIF([.X10:.X1002];&quot;&gt;0&quot;)" office:value-type="float" office:value="0">
            <text:p>0</text:p>
          </table:table-cell>
          <table:table-cell table:style-name="ce46" table:formula="of:=COUNTIF([.Y10:.Y1002];&quot;&gt;0&quot;)" office:value-type="float" office:value="0">
            <text:p>0</text:p>
          </table:table-cell>
          <table:table-cell table:style-name="ce46" table:formula="of:=COUNTIF([.Z10:.Z1002];&quot;&gt;0&quot;)" office:value-type="float" office:value="0">
            <text:p>0</text:p>
          </table:table-cell>
          <table:table-cell table:style-name="ce46" table:formula="of:=COUNTIF([.AA10:.AA1002];&quot;&gt;0&quot;)" office:value-type="float" office:value="0">
            <text:p>0</text:p>
          </table:table-cell>
          <table:table-cell table:style-name="ce46" table:formula="of:=COUNTIF([.AB10:.AB1002];&quot;&gt;0&quot;)" office:value-type="float" office:value="0">
            <text:p>0</text:p>
          </table:table-cell>
          <table:table-cell table:style-name="ce46" table:formula="of:=COUNTIF([.AC10:.AC1002];&quot;&gt;0&quot;)" office:value-type="float" office:value="0">
            <text:p>0</text:p>
          </table:table-cell>
          <table:table-cell table:style-name="ce46" table:formula="of:=COUNTIF([.AD10:.AD1002];&quot;&gt;0&quot;)" office:value-type="float" office:value="0">
            <text:p>0</text:p>
          </table:table-cell>
          <table:table-cell table:style-name="ce46" table:formula="of:=COUNTIF([.AE10:.AE1002];&quot;&gt;0&quot;)" office:value-type="float" office:value="0">
            <text:p>0</text:p>
          </table:table-cell>
          <table:table-cell table:style-name="ce56"/>
          <table:table-cell table:style-name="ce27" table:number-columns-repeated="5"/>
          <table:table-cell table:style-name="ce27" table:formula="of:=[$BacklogDeProducto.B5]" office:value-type="string" office:string-value="Registrar usuarios">
            <text:p>Registrar usuarios</text:p>
          </table:table-cell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7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style-name="ce39"/>
          <table:covered-table-cell table:style-name="ce39"/>
          <table:table-cell table:style-name="ce47" table:formula="of:=SUM([.H9:.H1002])" office:value-type="float" office:value="315">
            <text:p>315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style-name="ce47" table:formula="of:=SUM([.AD9:.AD1002])" office:value-type="float" office:value="0">
            <text:p>0</text:p>
          </table:table-cell>
          <table:table-cell table:style-name="ce47" table:formula="of:=SUM([.AE9:.AE1002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Controlar ingreso">
            <text:p>Controlar ingreso</text:p>
          </table:table-cell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8">
          <table:table-cell table:style-name="ce28" office:value-type="string" table:number-columns-spanned="7" table:number-rows-spanned="1">
            <text:p>BACKLOG DEL SPRINT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48" office:value-type="string" table:number-columns-spanned="24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6"/>
          <table:table-cell table:style-name="ce27" table:formula="of:=[$BacklogDeProducto.B7]" office:value-type="string" office:string-value="Solicitud de amistad">
            <text:p>Solicitud de amistad</text:p>
          </table:table-cell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7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style-name="ce32"/>
          <table:covered-table-cell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57"/>
          <table:table-cell table:number-columns-repeated="5"/>
          <table:table-cell table:style-name="ce27" table:formula="of:=[$BacklogDeProducto.B8]" office:value-type="string" office:string-value="Busqueda de usuarios">
            <text:p>Busqueda de usuarios</text:p>
          </table:table-cell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9" table:visibility="filter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Escribir e Identificar CU Registrar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BM de Grupos de amigos">
            <text:p>ABM de Grupos de amigos</text:p>
          </table:table-cell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10" table:visibility="filter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Analizar el caso de uso Registrar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0]" office:value-type="string" office:string-value="Manejo de permisos">
            <text:p>Manejo de permisos</text:p>
          </table:table-cell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Escribir e Identificar CU Controlar Ingres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1]" office:value-type="string" office:string-value="ABM de Fotos y Albumes">
            <text:p>ABM de Fotos y Albumes</text:p>
          </table:table-cell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Analizar caso de uso Controlar Ingres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2]" office:value-type="string" office:string-value="Alta de comentarios en fotos">
            <text:p>Alta de comentarios en fotos</text:p>
          </table:table-cell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Escribir e Identificar CU Solicitud Amistad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3]" office:value-type="string" office:string-value="Baja de comentarios en general hacia el usuario">
            <text:p>Baja de comentarios en general hacia el usuario</text:p>
          </table:table-cell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Analizar caso de uso CU Solicitud Amistad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4]" office:value-type="string" office:string-value="Administración de Muro">
            <text:p>Administración de Muro</text:p>
          </table:table-cell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Escribir e Identificar CU Busqueda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5]" office:value-type="string" office:string-value="Administración de Página Principal">
            <text:p>Administración de Página Principal</text:p>
          </table:table-cell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Analizar caso de uso CU Busqueda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6]" office:value-type="string" office:string-value="Manejo de Notificaciones(Cumpleaños Amigos,actualización de perfil de amigos) y Envío de mails">
            <text:p>Manejo de Notificaciones(Cumpleaños Amigos,actualización de perfil de amigos) y Envío de mails</text:p>
          </table:table-cell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Alt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7]" office:value-type="string" office:string-value="Control de amigos en común">
            <text:p>Control de amigos en común</text:p>
          </table:table-cell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Alt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8]" office:value-type="string" office:string-value="Manejo de rol de Administrador">
            <text:p>Manejo de rol de Administrador</text:p>
          </table:table-cell>
          <table:table-cell table:number-columns-repeated="986"/>
        </table:table-row>
        <table:table-row table:style-name="ro12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Mod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19]" office:value-type="string" office:string-value="Bloqueo de usuarios">
            <text:p>Bloqueo de usuarios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Mod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Baj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Baja Grup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Escribir e Identificar CU Permisos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Analizar caso de uso CU Permisos Usuari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15">
            <text:p>15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Alt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Alt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Mod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Mod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Baj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Baja Albu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Escribir e Identificar CU Alta coment Fot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Analizar caso de uso CU Alta coment Fot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Escribir e Identificar CU Baja coment Gral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Analizar caso de uso CU Baja coment Gral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Escribir e Identificar CU Admin Mur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Analizar caso de uso CU Admin Muro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4"/>
          <table:table-cell table:style-name="ce50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Escribir e Identificar CU Admin Pag Princip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Analizar caso de uso CU Admin Pag Princip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Escribir e Identificar CU Notificacione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5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5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Analizar caso de uso CU Notificacione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3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Amigos Comu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Amigos Comu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Escribir e Identificar CU rol Admi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Analizar caso de uso CU rol Admin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Escribir e Identificar CU Bloqueo usuario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Analizar caso de uso CU Bloquear usuarios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Control Amigos Co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Control Amigos Com</text:p>
          </table:table-cell>
          <table:covered-table-cell table:style-name="ce33"/>
          <table:covered-table-cell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2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7" table:print="false"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/>
          <table:table-cell table:style-name="ce61" office:value-type="string" table:number-columns-spanned="15" table:number-rows-spanned="1">
            <text:p>Proyecto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/>
          <table:table-cell table:style-name="ce68" office:value-type="string" table:number-columns-spanned="2" table:number-rows-spanned="1">
            <text:p>SPRINT</text:p>
          </table:table-cell>
          <table:covered-table-cell table:style-name="ce68"/>
          <table:table-cell table:style-name="ce69" office:value-type="string" table:number-columns-spanned="2" table:number-rows-spanned="1">
            <text:p>INICIO</text:p>
          </table:table-cell>
          <table:covered-table-cell table:style-name="ce69"/>
          <table:table-cell table:style-name="ce71" office:value-type="string" table:number-columns-spanned="2" table:number-rows-spanned="1">
            <text:p>DÍAS</text:p>
          </table:table-cell>
          <table:covered-table-cell table:style-name="ce71"/>
          <table:table-cell table:number-columns-repeated="1001"/>
        </table:table-row>
        <table:table-row table:style-name="ro1">
          <table:table-cell table:style-name="ce59"/>
          <table:table-cell table:style-name="ce62" table:formula="of:=[$Config.A6]" office:value-type="string" office:string-value="UMBOOK" table:number-columns-spanned="15" table:number-rows-spanned="1">
            <text:p>UMBOOK</text:p>
          </table:table-cell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table-cell/>
          <table:table-cell table:style-name="ce62" table:formula="of:=[$Config.A9]" office:value-type="float" office:value="1" table:number-columns-spanned="2" table:number-rows-spanned="1">
            <text:p>1</text:p>
          </table:table-cell>
          <table:covered-table-cell table:style-name="ce62"/>
          <table:table-cell table:style-name="ce70" table:formula="of:=[$Config.B9]" office:value-type="float" office:value="40644" table:number-columns-spanned="2" table:number-rows-spanned="1">
            <text:p>11-abr-11</text:p>
          </table:table-cell>
          <table:covered-table-cell table:style-name="ce70"/>
          <table:table-cell table:style-name="ce72" table:formula="of:=[$Config.C9]" office:value-type="float" office:value="14" table:number-columns-spanned="2" table:number-rows-spanned="1">
            <text:p>14</text:p>
          </table:table-cell>
          <table:covered-table-cell table:style-name="ce72"/>
          <table:table-cell table:number-columns-repeated="1001"/>
        </table:table-row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>
            <draw:frame table:end-cell-address="Gráficos.X20" table:end-x="0.286cm" table:end-y="0.184cm" draw:z-index="0" draw:name="Chart 1" draw:style-name="gr2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36" table:end-x="0.317cm" table:end-y="0.185cm" draw:z-index="1" draw:name="Chart 2" draw:style-name="gr2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53" table:end-x="0.484cm" table:end-y="0.004cm" draw:z-index="2" draw:name="Chart 3" draw:style-name="gr2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9"/>
          <table:table-cell table:number-columns-repeated="1023"/>
        </table:table-row>
        <table:table-row table:style-name="ro13">
          <table:table-cell table:style-name="ce59"/>
          <table:table-cell table:number-columns-repeated="1023"/>
        </table:table-row>
        <table:table-row table:style-name="ro5">
          <table:table-cell table:style-name="ce59"/>
          <table:table-cell table:style-name="ce63" table:formula="of:=[$Estimacion_Tiempos.H5]" office:value-type="float" office:value="2">
            <text:p>1-ene</text:p>
          </table:table-cell>
          <table:table-cell table:style-name="ce63" table:formula="of:=[$Estimacion_Tiempos.I5]" office:value-type="string" office:string-value="12 – abr">
            <text:p>12 – abr</text:p>
          </table:table-cell>
          <table:table-cell table:style-name="ce63" table:formula="of:=[$Estimacion_Tiempos.J5]" office:value-type="string" office:string-value="13 – abr">
            <text:p>13 – abr</text:p>
          </table:table-cell>
          <table:table-cell table:style-name="ce63" table:formula="of:=[$Estimacion_Tiempos.K5]" office:value-type="string" office:string-value="14-abr">
            <text:p>14-abr</text:p>
          </table:table-cell>
          <table:table-cell table:style-name="ce63" table:formula="of:=[$Estimacion_Tiempos.L5]" office:value-type="string" office:string-value="15 -abr">
            <text:p>15 -abr</text:p>
          </table:table-cell>
          <table:table-cell table:style-name="ce63" table:formula="of:=[$Estimacion_Tiempos.M5]" office:value-type="string" office:string-value="16-abr">
            <text:p>16-abr</text:p>
          </table:table-cell>
          <table:table-cell table:style-name="ce63" table:formula="of:=[$Estimacion_Tiempos.N5]" office:value-type="string" office:string-value="17-abr">
            <text:p>17-abr</text:p>
          </table:table-cell>
          <table:table-cell table:style-name="ce63" table:formula="of:=[$Estimacion_Tiempos.O5]" office:value-type="string" office:string-value="18-abr">
            <text:p>18-abr</text:p>
          </table:table-cell>
          <table:table-cell table:style-name="ce63" table:formula="of:=[$Estimacion_Tiempos.P5]" office:value-type="string" office:string-value="19-abr">
            <text:p>19-abr</text:p>
          </table:table-cell>
          <table:table-cell table:style-name="ce63" table:formula="of:=[$Estimacion_Tiempos.Q5]" office:value-type="string" office:string-value="20-abr">
            <text:p>20-abr</text:p>
          </table:table-cell>
          <table:table-cell table:style-name="ce63" table:formula="of:=[$Estimacion_Tiempos.R5]" office:value-type="string" office:string-value="21-abr">
            <text:p>21-abr</text:p>
          </table:table-cell>
          <table:table-cell table:style-name="ce63" table:formula="of:=[$Estimacion_Tiempos.S5]" office:value-type="string" office:string-value="22-abr">
            <text:p>22-abr</text:p>
          </table:table-cell>
          <table:table-cell table:style-name="ce63" table:formula="of:=[$Estimacion_Tiempos.T5]" office:value-type="string" office:string-value="23-abr">
            <text:p>23-abr</text:p>
          </table:table-cell>
          <table:table-cell table:style-name="ce63" table:formula="of:=[$Estimacion_Tiempos.U5]" office:value-type="string" office:string-value="24-abr">
            <text:p>24-abr</text:p>
          </table:table-cell>
          <table:table-cell table:style-name="ce63" table:formula="of:=[$Estimacion_Tiempos.V5]" office:value-type="float" office:value="0">
            <text:p>#N/A</text:p>
          </table:table-cell>
          <table:table-cell table:style-name="ce63" table:formula="of:=[$Estimacion_Tiempos.W5]" office:value-type="float" office:value="0">
            <text:p>#N/A</text:p>
          </table:table-cell>
          <table:table-cell table:style-name="ce63" table:formula="of:=[$Estimacion_Tiempos.X5]" office:value-type="float" office:value="0">
            <text:p>#N/A</text:p>
          </table:table-cell>
          <table:table-cell table:style-name="ce63" table:formula="of:=[$Estimacion_Tiempos.Y5]" office:value-type="float" office:value="0">
            <text:p>#N/A</text:p>
          </table:table-cell>
          <table:table-cell table:style-name="ce63" table:formula="of:=[$Estimacion_Tiempos.Z5]" office:value-type="float" office:value="0">
            <text:p>#N/A</text:p>
          </table:table-cell>
          <table:table-cell table:style-name="ce63" table:formula="of:=[$Estimacion_Tiempos.AA5]" office:value-type="float" office:value="0">
            <text:p>#N/A</text:p>
          </table:table-cell>
          <table:table-cell table:style-name="ce63" table:formula="of:=[$Estimacion_Tiempos.AB5]" office:value-type="float" office:value="0">
            <text:p>#N/A</text:p>
          </table:table-cell>
          <table:table-cell table:style-name="ce63" table:formula="of:=[$Estimacion_Tiempos.AC5]" office:value-type="float" office:value="0">
            <text:p>#N/A</text:p>
          </table:table-cell>
          <table:table-cell table:style-name="ce63" table:formula="of:=[$Estimacion_Tiempos.AD5]" office:value-type="float" office:value="0">
            <text:p>#N/A</text:p>
          </table:table-cell>
          <table:table-cell table:style-name="ce63" table:formula="of:=[$Estimacion_Tiempos.AE5]" office:value-type="float" office:value="0">
            <text:p>#N/A</text:p>
          </table:table-cell>
          <table:table-cell table:number-columns-repeated="999"/>
        </table:table-row>
        <table:table-row table:style-name="ro1">
          <table:table-cell table:style-name="ce60" table:formula="of:=[$Config.C14]" office:value-type="string" office:string-value="Chelo">
            <text:p>Chelo</text:p>
          </table:table-cell>
          <table:table-cell table:style-name="ce64" table:formula="of:=SUMIF([$Estimacion_Tiempos.$G$10:.$G$1002];[.$A58];[$Estimacion_Tiempos.H$10:.H$1002])" office:value-type="float" office:value="0">
            <text:p>0</text:p>
          </table:table-cell>
          <table:table-cell table:style-name="ce64" table:formula="of:=SUMIF([$Estimacion_Tiempos.$G$10:.$G$1002];[.$A58];[$Estimacion_Tiempos.I$10:.I$1002])" office:value-type="float" office:value="0">
            <text:p>0</text:p>
          </table:table-cell>
          <table:table-cell table:style-name="ce64" table:formula="of:=SUMIF([$Estimacion_Tiempos.$G$10:.$G$1002];[.$A58];[$Estimacion_Tiempos.J$10:.J$1002])" office:value-type="float" office:value="0">
            <text:p>0</text:p>
          </table:table-cell>
          <table:table-cell table:style-name="ce64" table:formula="of:=SUMIF([$Estimacion_Tiempos.$G$10:.$G$1002];[.$A58];[$Estimacion_Tiempos.K$10:.K$1002])" office:value-type="float" office:value="0">
            <text:p>0</text:p>
          </table:table-cell>
          <table:table-cell table:style-name="ce64" table:formula="of:=SUMIF([$Estimacion_Tiempos.$G$10:.$G$1002];[.$A58];[$Estimacion_Tiempos.L$10:.L$1002])" office:value-type="float" office:value="0">
            <text:p>0</text:p>
          </table:table-cell>
          <table:table-cell table:style-name="ce64" table:formula="of:=SUMIF([$Estimacion_Tiempos.$G$10:.$G$1002];[.$A58];[$Estimacion_Tiempos.M$10:.M$1002])" office:value-type="float" office:value="0">
            <text:p>0</text:p>
          </table:table-cell>
          <table:table-cell table:style-name="ce64" table:formula="of:=SUMIF([$Estimacion_Tiempos.$G$10:.$G$1002];[.$A58];[$Estimacion_Tiempos.N$10:.N$1002])" office:value-type="float" office:value="0">
            <text:p>0</text:p>
          </table:table-cell>
          <table:table-cell table:style-name="ce64" table:formula="of:=SUMIF([$Estimacion_Tiempos.$G$10:.$G$1002];[.$A58];[$Estimacion_Tiempos.O$10:.O$1002])" office:value-type="float" office:value="0">
            <text:p>0</text:p>
          </table:table-cell>
          <table:table-cell table:style-name="ce64" table:formula="of:=SUMIF([$Estimacion_Tiempos.$G$10:.$G$1002];[.$A58];[$Estimacion_Tiempos.P$10:.P$1002])" office:value-type="float" office:value="0">
            <text:p>0</text:p>
          </table:table-cell>
          <table:table-cell table:style-name="ce64" table:formula="of:=SUMIF([$Estimacion_Tiempos.$G$10:.$G$1002];[.$A58];[$Estimacion_Tiempos.Q$10:.Q$1002])" office:value-type="float" office:value="0">
            <text:p>0</text:p>
          </table:table-cell>
          <table:table-cell table:style-name="ce64" table:formula="of:=SUMIF([$Estimacion_Tiempos.$G$10:.$G$1002];[.$A58];[$Estimacion_Tiempos.R$10:.R$1002])" office:value-type="float" office:value="0">
            <text:p>0</text:p>
          </table:table-cell>
          <table:table-cell table:style-name="ce64" table:formula="of:=SUMIF([$Estimacion_Tiempos.$G$10:.$G$1002];[.$A58];[$Estimacion_Tiempos.S$10:.S$1002])" office:value-type="float" office:value="0">
            <text:p>0</text:p>
          </table:table-cell>
          <table:table-cell table:style-name="ce64" table:formula="of:=SUMIF([$Estimacion_Tiempos.$G$10:.$G$1002];[.$A58];[$Estimacion_Tiempos.T$10:.T$1002])" office:value-type="float" office:value="0">
            <text:p>0</text:p>
          </table:table-cell>
          <table:table-cell table:style-name="ce64" table:formula="of:=SUMIF([$Estimacion_Tiempos.$G$10:.$G$1002];[.$A58];[$Estimacion_Tiempos.U$10:.U$1002])" office:value-type="float" office:value="0">
            <text:p>0</text:p>
          </table:table-cell>
          <table:table-cell table:style-name="ce64" table:formula="of:=SUMIF([$Estimacion_Tiempos.$G$10:.$G$1002];[.$A58];[$Estimacion_Tiempos.V$10:.V$1002])" office:value-type="float" office:value="0">
            <text:p>0</text:p>
          </table:table-cell>
          <table:table-cell table:style-name="ce64" table:formula="of:=SUMIF([$Estimacion_Tiempos.$G$10:.$G$1002];[.$A58];[$Estimacion_Tiempos.W$10:.W$1002])" office:value-type="float" office:value="0">
            <text:p>0</text:p>
          </table:table-cell>
          <table:table-cell table:style-name="ce64" table:formula="of:=SUMIF([$Estimacion_Tiempos.$G$10:.$G$1002];[.$A58];[$Estimacion_Tiempos.X$10:.X$1002])" office:value-type="float" office:value="0">
            <text:p>0</text:p>
          </table:table-cell>
          <table:table-cell table:style-name="ce64" table:formula="of:=SUMIF([$Estimacion_Tiempos.$G$10:.$G$1002];[.$A58];[$Estimacion_Tiempos.Y$10:.Y$1002])" office:value-type="float" office:value="0">
            <text:p>0</text:p>
          </table:table-cell>
          <table:table-cell table:style-name="ce64" table:formula="of:=SUMIF([$Estimacion_Tiempos.$G$10:.$G$1002];[.$A58];[$Estimacion_Tiempos.Z$10:.Z$1002])" office:value-type="float" office:value="0">
            <text:p>0</text:p>
          </table:table-cell>
          <table:table-cell table:style-name="ce64" table:formula="of:=SUMIF([$Estimacion_Tiempos.$G$10:.$G$1002];[.$A58];[$Estimacion_Tiempos.AA$10:.AA$1002])" office:value-type="float" office:value="0">
            <text:p>0</text:p>
          </table:table-cell>
          <table:table-cell table:style-name="ce64" table:formula="of:=SUMIF([$Estimacion_Tiempos.$G$10:.$G$1002];[.$A58];[$Estimacion_Tiempos.AB$10:.AB$1002])" office:value-type="float" office:value="0">
            <text:p>0</text:p>
          </table:table-cell>
          <table:table-cell table:style-name="ce64" table:formula="of:=SUMIF([$Estimacion_Tiempos.$G$10:.$G$1002];[.$A58];[$Estimacion_Tiempos.AC$10:.AC$1002])" office:value-type="float" office:value="0">
            <text:p>0</text:p>
          </table:table-cell>
          <table:table-cell table:style-name="ce64" table:formula="of:=SUMIF([$Estimacion_Tiempos.$G$10:.$G$1002];[.$A58];[$Estimacion_Tiempos.AD$10:.AD$1002])" office:value-type="float" office:value="0">
            <text:p>0</text:p>
          </table:table-cell>
          <table:table-cell table:style-name="ce64" table:formula="of:=SUMIF([$Estimacion_Tiempos.$G$10:.$G$1002];[.$A5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5]" office:value-type="string" office:string-value="Lean">
            <text:p>Lean</text:p>
          </table:table-cell>
          <table:table-cell table:style-name="ce64" table:formula="of:=SUMIF([$Estimacion_Tiempos.$G$10:.$G$1002];[.$A59];[$Estimacion_Tiempos.H$10:.H$1002])" office:value-type="float" office:value="98">
            <text:p>98</text:p>
          </table:table-cell>
          <table:table-cell table:style-name="ce64" table:formula="of:=SUMIF([$Estimacion_Tiempos.$G$10:.$G$1002];[.$A59];[$Estimacion_Tiempos.I$10:.I$1002])" office:value-type="float" office:value="0">
            <text:p>0</text:p>
          </table:table-cell>
          <table:table-cell table:style-name="ce64" table:formula="of:=SUMIF([$Estimacion_Tiempos.$G$10:.$G$1002];[.$A59];[$Estimacion_Tiempos.J$10:.J$1002])" office:value-type="float" office:value="0">
            <text:p>0</text:p>
          </table:table-cell>
          <table:table-cell table:style-name="ce64" table:formula="of:=SUMIF([$Estimacion_Tiempos.$G$10:.$G$1002];[.$A59];[$Estimacion_Tiempos.K$10:.K$1002])" office:value-type="float" office:value="0">
            <text:p>0</text:p>
          </table:table-cell>
          <table:table-cell table:style-name="ce64" table:formula="of:=SUMIF([$Estimacion_Tiempos.$G$10:.$G$1002];[.$A59];[$Estimacion_Tiempos.L$10:.L$1002])" office:value-type="float" office:value="0">
            <text:p>0</text:p>
          </table:table-cell>
          <table:table-cell table:style-name="ce64" table:formula="of:=SUMIF([$Estimacion_Tiempos.$G$10:.$G$1002];[.$A59];[$Estimacion_Tiempos.M$10:.M$1002])" office:value-type="float" office:value="0">
            <text:p>0</text:p>
          </table:table-cell>
          <table:table-cell table:style-name="ce64" table:formula="of:=SUMIF([$Estimacion_Tiempos.$G$10:.$G$1002];[.$A59];[$Estimacion_Tiempos.N$10:.N$1002])" office:value-type="float" office:value="0">
            <text:p>0</text:p>
          </table:table-cell>
          <table:table-cell table:style-name="ce64" table:formula="of:=SUMIF([$Estimacion_Tiempos.$G$10:.$G$1002];[.$A59];[$Estimacion_Tiempos.O$10:.O$1002])" office:value-type="float" office:value="0">
            <text:p>0</text:p>
          </table:table-cell>
          <table:table-cell table:style-name="ce64" table:formula="of:=SUMIF([$Estimacion_Tiempos.$G$10:.$G$1002];[.$A59];[$Estimacion_Tiempos.P$10:.P$1002])" office:value-type="float" office:value="0">
            <text:p>0</text:p>
          </table:table-cell>
          <table:table-cell table:style-name="ce64" table:formula="of:=SUMIF([$Estimacion_Tiempos.$G$10:.$G$1002];[.$A59];[$Estimacion_Tiempos.Q$10:.Q$1002])" office:value-type="float" office:value="0">
            <text:p>0</text:p>
          </table:table-cell>
          <table:table-cell table:style-name="ce64" table:formula="of:=SUMIF([$Estimacion_Tiempos.$G$10:.$G$1002];[.$A59];[$Estimacion_Tiempos.R$10:.R$1002])" office:value-type="float" office:value="0">
            <text:p>0</text:p>
          </table:table-cell>
          <table:table-cell table:style-name="ce64" table:formula="of:=SUMIF([$Estimacion_Tiempos.$G$10:.$G$1002];[.$A59];[$Estimacion_Tiempos.S$10:.S$1002])" office:value-type="float" office:value="0">
            <text:p>0</text:p>
          </table:table-cell>
          <table:table-cell table:style-name="ce64" table:formula="of:=SUMIF([$Estimacion_Tiempos.$G$10:.$G$1002];[.$A59];[$Estimacion_Tiempos.T$10:.T$1002])" office:value-type="float" office:value="0">
            <text:p>0</text:p>
          </table:table-cell>
          <table:table-cell table:style-name="ce64" table:formula="of:=SUMIF([$Estimacion_Tiempos.$G$10:.$G$1002];[.$A59];[$Estimacion_Tiempos.U$10:.U$1002])" office:value-type="float" office:value="0">
            <text:p>0</text:p>
          </table:table-cell>
          <table:table-cell table:style-name="ce64" table:formula="of:=SUMIF([$Estimacion_Tiempos.$G$10:.$G$1002];[.$A59];[$Estimacion_Tiempos.V$10:.V$1002])" office:value-type="float" office:value="0">
            <text:p>0</text:p>
          </table:table-cell>
          <table:table-cell table:style-name="ce64" table:formula="of:=SUMIF([$Estimacion_Tiempos.$G$10:.$G$1002];[.$A59];[$Estimacion_Tiempos.W$10:.W$1002])" office:value-type="float" office:value="0">
            <text:p>0</text:p>
          </table:table-cell>
          <table:table-cell table:style-name="ce64" table:formula="of:=SUMIF([$Estimacion_Tiempos.$G$10:.$G$1002];[.$A59];[$Estimacion_Tiempos.X$10:.X$1002])" office:value-type="float" office:value="0">
            <text:p>0</text:p>
          </table:table-cell>
          <table:table-cell table:style-name="ce64" table:formula="of:=SUMIF([$Estimacion_Tiempos.$G$10:.$G$1002];[.$A59];[$Estimacion_Tiempos.Y$10:.Y$1002])" office:value-type="float" office:value="0">
            <text:p>0</text:p>
          </table:table-cell>
          <table:table-cell table:style-name="ce64" table:formula="of:=SUMIF([$Estimacion_Tiempos.$G$10:.$G$1002];[.$A59];[$Estimacion_Tiempos.Z$10:.Z$1002])" office:value-type="float" office:value="0">
            <text:p>0</text:p>
          </table:table-cell>
          <table:table-cell table:style-name="ce64" table:formula="of:=SUMIF([$Estimacion_Tiempos.$G$10:.$G$1002];[.$A59];[$Estimacion_Tiempos.AA$10:.AA$1002])" office:value-type="float" office:value="0">
            <text:p>0</text:p>
          </table:table-cell>
          <table:table-cell table:style-name="ce64" table:formula="of:=SUMIF([$Estimacion_Tiempos.$G$10:.$G$1002];[.$A59];[$Estimacion_Tiempos.AB$10:.AB$1002])" office:value-type="float" office:value="0">
            <text:p>0</text:p>
          </table:table-cell>
          <table:table-cell table:style-name="ce64" table:formula="of:=SUMIF([$Estimacion_Tiempos.$G$10:.$G$1002];[.$A59];[$Estimacion_Tiempos.AC$10:.AC$1002])" office:value-type="float" office:value="0">
            <text:p>0</text:p>
          </table:table-cell>
          <table:table-cell table:style-name="ce64" table:formula="of:=SUMIF([$Estimacion_Tiempos.$G$10:.$G$1002];[.$A59];[$Estimacion_Tiempos.AD$10:.AD$1002])" office:value-type="float" office:value="0">
            <text:p>0</text:p>
          </table:table-cell>
          <table:table-cell table:style-name="ce64" table:formula="of:=SUMIF([$Estimacion_Tiempos.$G$10:.$G$1002];[.$A5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6]" office:value-type="string" office:string-value="Pela">
            <text:p>Pela</text:p>
          </table:table-cell>
          <table:table-cell table:style-name="ce64" table:formula="of:=SUMIF([$Estimacion_Tiempos.$G$10:.$G$1002];[.$A60];[$Estimacion_Tiempos.H$10:.H$1002])" office:value-type="float" office:value="79">
            <text:p>79</text:p>
          </table:table-cell>
          <table:table-cell table:style-name="ce64" table:formula="of:=SUMIF([$Estimacion_Tiempos.$G$10:.$G$1002];[.$A60];[$Estimacion_Tiempos.I$10:.I$1002])" office:value-type="float" office:value="0">
            <text:p>0</text:p>
          </table:table-cell>
          <table:table-cell table:style-name="ce64" table:formula="of:=SUMIF([$Estimacion_Tiempos.$G$10:.$G$1002];[.$A60];[$Estimacion_Tiempos.J$10:.J$1002])" office:value-type="float" office:value="0">
            <text:p>0</text:p>
          </table:table-cell>
          <table:table-cell table:style-name="ce64" table:formula="of:=SUMIF([$Estimacion_Tiempos.$G$10:.$G$1002];[.$A60];[$Estimacion_Tiempos.K$10:.K$1002])" office:value-type="float" office:value="0">
            <text:p>0</text:p>
          </table:table-cell>
          <table:table-cell table:style-name="ce64" table:formula="of:=SUMIF([$Estimacion_Tiempos.$G$10:.$G$1002];[.$A60];[$Estimacion_Tiempos.L$10:.L$1002])" office:value-type="float" office:value="0">
            <text:p>0</text:p>
          </table:table-cell>
          <table:table-cell table:style-name="ce64" table:formula="of:=SUMIF([$Estimacion_Tiempos.$G$10:.$G$1002];[.$A60];[$Estimacion_Tiempos.M$10:.M$1002])" office:value-type="float" office:value="0">
            <text:p>0</text:p>
          </table:table-cell>
          <table:table-cell table:style-name="ce64" table:formula="of:=SUMIF([$Estimacion_Tiempos.$G$10:.$G$1002];[.$A60];[$Estimacion_Tiempos.N$10:.N$1002])" office:value-type="float" office:value="0">
            <text:p>0</text:p>
          </table:table-cell>
          <table:table-cell table:style-name="ce64" table:formula="of:=SUMIF([$Estimacion_Tiempos.$G$10:.$G$1002];[.$A60];[$Estimacion_Tiempos.O$10:.O$1002])" office:value-type="float" office:value="0">
            <text:p>0</text:p>
          </table:table-cell>
          <table:table-cell table:style-name="ce64" table:formula="of:=SUMIF([$Estimacion_Tiempos.$G$10:.$G$1002];[.$A60];[$Estimacion_Tiempos.P$10:.P$1002])" office:value-type="float" office:value="0">
            <text:p>0</text:p>
          </table:table-cell>
          <table:table-cell table:style-name="ce64" table:formula="of:=SUMIF([$Estimacion_Tiempos.$G$10:.$G$1002];[.$A60];[$Estimacion_Tiempos.Q$10:.Q$1002])" office:value-type="float" office:value="0">
            <text:p>0</text:p>
          </table:table-cell>
          <table:table-cell table:style-name="ce64" table:formula="of:=SUMIF([$Estimacion_Tiempos.$G$10:.$G$1002];[.$A60];[$Estimacion_Tiempos.R$10:.R$1002])" office:value-type="float" office:value="0">
            <text:p>0</text:p>
          </table:table-cell>
          <table:table-cell table:style-name="ce64" table:formula="of:=SUMIF([$Estimacion_Tiempos.$G$10:.$G$1002];[.$A60];[$Estimacion_Tiempos.S$10:.S$1002])" office:value-type="float" office:value="0">
            <text:p>0</text:p>
          </table:table-cell>
          <table:table-cell table:style-name="ce64" table:formula="of:=SUMIF([$Estimacion_Tiempos.$G$10:.$G$1002];[.$A60];[$Estimacion_Tiempos.T$10:.T$1002])" office:value-type="float" office:value="0">
            <text:p>0</text:p>
          </table:table-cell>
          <table:table-cell table:style-name="ce64" table:formula="of:=SUMIF([$Estimacion_Tiempos.$G$10:.$G$1002];[.$A60];[$Estimacion_Tiempos.U$10:.U$1002])" office:value-type="float" office:value="0">
            <text:p>0</text:p>
          </table:table-cell>
          <table:table-cell table:style-name="ce64" table:formula="of:=SUMIF([$Estimacion_Tiempos.$G$10:.$G$1002];[.$A60];[$Estimacion_Tiempos.V$10:.V$1002])" office:value-type="float" office:value="0">
            <text:p>0</text:p>
          </table:table-cell>
          <table:table-cell table:style-name="ce64" table:formula="of:=SUMIF([$Estimacion_Tiempos.$G$10:.$G$1002];[.$A60];[$Estimacion_Tiempos.W$10:.W$1002])" office:value-type="float" office:value="0">
            <text:p>0</text:p>
          </table:table-cell>
          <table:table-cell table:style-name="ce64" table:formula="of:=SUMIF([$Estimacion_Tiempos.$G$10:.$G$1002];[.$A60];[$Estimacion_Tiempos.X$10:.X$1002])" office:value-type="float" office:value="0">
            <text:p>0</text:p>
          </table:table-cell>
          <table:table-cell table:style-name="ce64" table:formula="of:=SUMIF([$Estimacion_Tiempos.$G$10:.$G$1002];[.$A60];[$Estimacion_Tiempos.Y$10:.Y$1002])" office:value-type="float" office:value="0">
            <text:p>0</text:p>
          </table:table-cell>
          <table:table-cell table:style-name="ce64" table:formula="of:=SUMIF([$Estimacion_Tiempos.$G$10:.$G$1002];[.$A60];[$Estimacion_Tiempos.Z$10:.Z$1002])" office:value-type="float" office:value="0">
            <text:p>0</text:p>
          </table:table-cell>
          <table:table-cell table:style-name="ce64" table:formula="of:=SUMIF([$Estimacion_Tiempos.$G$10:.$G$1002];[.$A60];[$Estimacion_Tiempos.AA$10:.AA$1002])" office:value-type="float" office:value="0">
            <text:p>0</text:p>
          </table:table-cell>
          <table:table-cell table:style-name="ce64" table:formula="of:=SUMIF([$Estimacion_Tiempos.$G$10:.$G$1002];[.$A60];[$Estimacion_Tiempos.AB$10:.AB$1002])" office:value-type="float" office:value="0">
            <text:p>0</text:p>
          </table:table-cell>
          <table:table-cell table:style-name="ce64" table:formula="of:=SUMIF([$Estimacion_Tiempos.$G$10:.$G$1002];[.$A60];[$Estimacion_Tiempos.AC$10:.AC$1002])" office:value-type="float" office:value="0">
            <text:p>0</text:p>
          </table:table-cell>
          <table:table-cell table:style-name="ce64" table:formula="of:=SUMIF([$Estimacion_Tiempos.$G$10:.$G$1002];[.$A60];[$Estimacion_Tiempos.AD$10:.AD$1002])" office:value-type="float" office:value="0">
            <text:p>0</text:p>
          </table:table-cell>
          <table:table-cell table:style-name="ce64" table:formula="of:=SUMIF([$Estimacion_Tiempos.$G$10:.$G$1002];[.$A60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7]" office:value-type="string" office:string-value="Pipo">
            <text:p>Pipo</text:p>
          </table:table-cell>
          <table:table-cell table:style-name="ce64" table:formula="of:=SUMIF([$Estimacion_Tiempos.$G$10:.$G$1002];[.$A61];[$Estimacion_Tiempos.H$10:.H$1002])" office:value-type="float" office:value="80">
            <text:p>80</text:p>
          </table:table-cell>
          <table:table-cell table:style-name="ce64" table:formula="of:=SUMIF([$Estimacion_Tiempos.$G$10:.$G$1002];[.$A61];[$Estimacion_Tiempos.I$10:.I$1002])" office:value-type="float" office:value="0">
            <text:p>0</text:p>
          </table:table-cell>
          <table:table-cell table:style-name="ce64" table:formula="of:=SUMIF([$Estimacion_Tiempos.$G$10:.$G$1002];[.$A61];[$Estimacion_Tiempos.J$10:.J$1002])" office:value-type="float" office:value="0">
            <text:p>0</text:p>
          </table:table-cell>
          <table:table-cell table:style-name="ce64" table:formula="of:=SUMIF([$Estimacion_Tiempos.$G$10:.$G$1002];[.$A61];[$Estimacion_Tiempos.K$10:.K$1002])" office:value-type="float" office:value="0">
            <text:p>0</text:p>
          </table:table-cell>
          <table:table-cell table:style-name="ce64" table:formula="of:=SUMIF([$Estimacion_Tiempos.$G$10:.$G$1002];[.$A61];[$Estimacion_Tiempos.L$10:.L$1002])" office:value-type="float" office:value="0">
            <text:p>0</text:p>
          </table:table-cell>
          <table:table-cell table:style-name="ce64" table:formula="of:=SUMIF([$Estimacion_Tiempos.$G$10:.$G$1002];[.$A61];[$Estimacion_Tiempos.M$10:.M$1002])" office:value-type="float" office:value="0">
            <text:p>0</text:p>
          </table:table-cell>
          <table:table-cell table:style-name="ce64" table:formula="of:=SUMIF([$Estimacion_Tiempos.$G$10:.$G$1002];[.$A61];[$Estimacion_Tiempos.N$10:.N$1002])" office:value-type="float" office:value="0">
            <text:p>0</text:p>
          </table:table-cell>
          <table:table-cell table:style-name="ce64" table:formula="of:=SUMIF([$Estimacion_Tiempos.$G$10:.$G$1002];[.$A61];[$Estimacion_Tiempos.O$10:.O$1002])" office:value-type="float" office:value="0">
            <text:p>0</text:p>
          </table:table-cell>
          <table:table-cell table:style-name="ce64" table:formula="of:=SUMIF([$Estimacion_Tiempos.$G$10:.$G$1002];[.$A61];[$Estimacion_Tiempos.P$10:.P$1002])" office:value-type="float" office:value="0">
            <text:p>0</text:p>
          </table:table-cell>
          <table:table-cell table:style-name="ce64" table:formula="of:=SUMIF([$Estimacion_Tiempos.$G$10:.$G$1002];[.$A61];[$Estimacion_Tiempos.Q$10:.Q$1002])" office:value-type="float" office:value="0">
            <text:p>0</text:p>
          </table:table-cell>
          <table:table-cell table:style-name="ce64" table:formula="of:=SUMIF([$Estimacion_Tiempos.$G$10:.$G$1002];[.$A61];[$Estimacion_Tiempos.R$10:.R$1002])" office:value-type="float" office:value="0">
            <text:p>0</text:p>
          </table:table-cell>
          <table:table-cell table:style-name="ce64" table:formula="of:=SUMIF([$Estimacion_Tiempos.$G$10:.$G$1002];[.$A61];[$Estimacion_Tiempos.S$10:.S$1002])" office:value-type="float" office:value="0">
            <text:p>0</text:p>
          </table:table-cell>
          <table:table-cell table:style-name="ce64" table:formula="of:=SUMIF([$Estimacion_Tiempos.$G$10:.$G$1002];[.$A61];[$Estimacion_Tiempos.T$10:.T$1002])" office:value-type="float" office:value="0">
            <text:p>0</text:p>
          </table:table-cell>
          <table:table-cell table:style-name="ce64" table:formula="of:=SUMIF([$Estimacion_Tiempos.$G$10:.$G$1002];[.$A61];[$Estimacion_Tiempos.U$10:.U$1002])" office:value-type="float" office:value="0">
            <text:p>0</text:p>
          </table:table-cell>
          <table:table-cell table:style-name="ce64" table:formula="of:=SUMIF([$Estimacion_Tiempos.$G$10:.$G$1002];[.$A61];[$Estimacion_Tiempos.V$10:.V$1002])" office:value-type="float" office:value="0">
            <text:p>0</text:p>
          </table:table-cell>
          <table:table-cell table:style-name="ce64" table:formula="of:=SUMIF([$Estimacion_Tiempos.$G$10:.$G$1002];[.$A61];[$Estimacion_Tiempos.W$10:.W$1002])" office:value-type="float" office:value="0">
            <text:p>0</text:p>
          </table:table-cell>
          <table:table-cell table:style-name="ce64" table:formula="of:=SUMIF([$Estimacion_Tiempos.$G$10:.$G$1002];[.$A61];[$Estimacion_Tiempos.X$10:.X$1002])" office:value-type="float" office:value="0">
            <text:p>0</text:p>
          </table:table-cell>
          <table:table-cell table:style-name="ce64" table:formula="of:=SUMIF([$Estimacion_Tiempos.$G$10:.$G$1002];[.$A61];[$Estimacion_Tiempos.Y$10:.Y$1002])" office:value-type="float" office:value="0">
            <text:p>0</text:p>
          </table:table-cell>
          <table:table-cell table:style-name="ce64" table:formula="of:=SUMIF([$Estimacion_Tiempos.$G$10:.$G$1002];[.$A61];[$Estimacion_Tiempos.Z$10:.Z$1002])" office:value-type="float" office:value="0">
            <text:p>0</text:p>
          </table:table-cell>
          <table:table-cell table:style-name="ce64" table:formula="of:=SUMIF([$Estimacion_Tiempos.$G$10:.$G$1002];[.$A61];[$Estimacion_Tiempos.AA$10:.AA$1002])" office:value-type="float" office:value="0">
            <text:p>0</text:p>
          </table:table-cell>
          <table:table-cell table:style-name="ce64" table:formula="of:=SUMIF([$Estimacion_Tiempos.$G$10:.$G$1002];[.$A61];[$Estimacion_Tiempos.AB$10:.AB$1002])" office:value-type="float" office:value="0">
            <text:p>0</text:p>
          </table:table-cell>
          <table:table-cell table:style-name="ce64" table:formula="of:=SUMIF([$Estimacion_Tiempos.$G$10:.$G$1002];[.$A61];[$Estimacion_Tiempos.AC$10:.AC$1002])" office:value-type="float" office:value="0">
            <text:p>0</text:p>
          </table:table-cell>
          <table:table-cell table:style-name="ce64" table:formula="of:=SUMIF([$Estimacion_Tiempos.$G$10:.$G$1002];[.$A61];[$Estimacion_Tiempos.AD$10:.AD$1002])" office:value-type="float" office:value="0">
            <text:p>0</text:p>
          </table:table-cell>
          <table:table-cell table:style-name="ce64" table:formula="of:=SUMIF([$Estimacion_Tiempos.$G$10:.$G$1002];[.$A61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8]" office:value-type="string" office:string-value="Tincho">
            <text:p>Tincho</text:p>
          </table:table-cell>
          <table:table-cell table:style-name="ce64" table:formula="of:=SUMIF([$Estimacion_Tiempos.$G$10:.$G$1002];[.$A62];[$Estimacion_Tiempos.H$10:.H$1002])" office:value-type="float" office:value="58">
            <text:p>58</text:p>
          </table:table-cell>
          <table:table-cell table:style-name="ce64" table:formula="of:=SUMIF([$Estimacion_Tiempos.$G$10:.$G$1002];[.$A62];[$Estimacion_Tiempos.I$10:.I$1002])" office:value-type="float" office:value="0">
            <text:p>0</text:p>
          </table:table-cell>
          <table:table-cell table:style-name="ce64" table:formula="of:=SUMIF([$Estimacion_Tiempos.$G$10:.$G$1002];[.$A62];[$Estimacion_Tiempos.J$10:.J$1002])" office:value-type="float" office:value="0">
            <text:p>0</text:p>
          </table:table-cell>
          <table:table-cell table:style-name="ce64" table:formula="of:=SUMIF([$Estimacion_Tiempos.$G$10:.$G$1002];[.$A62];[$Estimacion_Tiempos.K$10:.K$1002])" office:value-type="float" office:value="0">
            <text:p>0</text:p>
          </table:table-cell>
          <table:table-cell table:style-name="ce64" table:formula="of:=SUMIF([$Estimacion_Tiempos.$G$10:.$G$1002];[.$A62];[$Estimacion_Tiempos.L$10:.L$1002])" office:value-type="float" office:value="0">
            <text:p>0</text:p>
          </table:table-cell>
          <table:table-cell table:style-name="ce64" table:formula="of:=SUMIF([$Estimacion_Tiempos.$G$10:.$G$1002];[.$A62];[$Estimacion_Tiempos.M$10:.M$1002])" office:value-type="float" office:value="0">
            <text:p>0</text:p>
          </table:table-cell>
          <table:table-cell table:style-name="ce64" table:formula="of:=SUMIF([$Estimacion_Tiempos.$G$10:.$G$1002];[.$A62];[$Estimacion_Tiempos.N$10:.N$1002])" office:value-type="float" office:value="0">
            <text:p>0</text:p>
          </table:table-cell>
          <table:table-cell table:style-name="ce64" table:formula="of:=SUMIF([$Estimacion_Tiempos.$G$10:.$G$1002];[.$A62];[$Estimacion_Tiempos.O$10:.O$1002])" office:value-type="float" office:value="0">
            <text:p>0</text:p>
          </table:table-cell>
          <table:table-cell table:style-name="ce64" table:formula="of:=SUMIF([$Estimacion_Tiempos.$G$10:.$G$1002];[.$A62];[$Estimacion_Tiempos.P$10:.P$1002])" office:value-type="float" office:value="0">
            <text:p>0</text:p>
          </table:table-cell>
          <table:table-cell table:style-name="ce64" table:formula="of:=SUMIF([$Estimacion_Tiempos.$G$10:.$G$1002];[.$A62];[$Estimacion_Tiempos.Q$10:.Q$1002])" office:value-type="float" office:value="0">
            <text:p>0</text:p>
          </table:table-cell>
          <table:table-cell table:style-name="ce64" table:formula="of:=SUMIF([$Estimacion_Tiempos.$G$10:.$G$1002];[.$A62];[$Estimacion_Tiempos.R$10:.R$1002])" office:value-type="float" office:value="0">
            <text:p>0</text:p>
          </table:table-cell>
          <table:table-cell table:style-name="ce64" table:formula="of:=SUMIF([$Estimacion_Tiempos.$G$10:.$G$1002];[.$A62];[$Estimacion_Tiempos.S$10:.S$1002])" office:value-type="float" office:value="0">
            <text:p>0</text:p>
          </table:table-cell>
          <table:table-cell table:style-name="ce64" table:formula="of:=SUMIF([$Estimacion_Tiempos.$G$10:.$G$1002];[.$A62];[$Estimacion_Tiempos.T$10:.T$1002])" office:value-type="float" office:value="0">
            <text:p>0</text:p>
          </table:table-cell>
          <table:table-cell table:style-name="ce64" table:formula="of:=SUMIF([$Estimacion_Tiempos.$G$10:.$G$1002];[.$A62];[$Estimacion_Tiempos.U$10:.U$1002])" office:value-type="float" office:value="0">
            <text:p>0</text:p>
          </table:table-cell>
          <table:table-cell table:style-name="ce64" table:formula="of:=SUMIF([$Estimacion_Tiempos.$G$10:.$G$1002];[.$A62];[$Estimacion_Tiempos.V$10:.V$1002])" office:value-type="float" office:value="0">
            <text:p>0</text:p>
          </table:table-cell>
          <table:table-cell table:style-name="ce64" table:formula="of:=SUMIF([$Estimacion_Tiempos.$G$10:.$G$1002];[.$A62];[$Estimacion_Tiempos.W$10:.W$1002])" office:value-type="float" office:value="0">
            <text:p>0</text:p>
          </table:table-cell>
          <table:table-cell table:style-name="ce64" table:formula="of:=SUMIF([$Estimacion_Tiempos.$G$10:.$G$1002];[.$A62];[$Estimacion_Tiempos.X$10:.X$1002])" office:value-type="float" office:value="0">
            <text:p>0</text:p>
          </table:table-cell>
          <table:table-cell table:style-name="ce64" table:formula="of:=SUMIF([$Estimacion_Tiempos.$G$10:.$G$1002];[.$A62];[$Estimacion_Tiempos.Y$10:.Y$1002])" office:value-type="float" office:value="0">
            <text:p>0</text:p>
          </table:table-cell>
          <table:table-cell table:style-name="ce64" table:formula="of:=SUMIF([$Estimacion_Tiempos.$G$10:.$G$1002];[.$A62];[$Estimacion_Tiempos.Z$10:.Z$1002])" office:value-type="float" office:value="0">
            <text:p>0</text:p>
          </table:table-cell>
          <table:table-cell table:style-name="ce64" table:formula="of:=SUMIF([$Estimacion_Tiempos.$G$10:.$G$1002];[.$A62];[$Estimacion_Tiempos.AA$10:.AA$1002])" office:value-type="float" office:value="0">
            <text:p>0</text:p>
          </table:table-cell>
          <table:table-cell table:style-name="ce64" table:formula="of:=SUMIF([$Estimacion_Tiempos.$G$10:.$G$1002];[.$A62];[$Estimacion_Tiempos.AB$10:.AB$1002])" office:value-type="float" office:value="0">
            <text:p>0</text:p>
          </table:table-cell>
          <table:table-cell table:style-name="ce64" table:formula="of:=SUMIF([$Estimacion_Tiempos.$G$10:.$G$1002];[.$A62];[$Estimacion_Tiempos.AC$10:.AC$1002])" office:value-type="float" office:value="0">
            <text:p>0</text:p>
          </table:table-cell>
          <table:table-cell table:style-name="ce64" table:formula="of:=SUMIF([$Estimacion_Tiempos.$G$10:.$G$1002];[.$A62];[$Estimacion_Tiempos.AD$10:.AD$1002])" office:value-type="float" office:value="0">
            <text:p>0</text:p>
          </table:table-cell>
          <table:table-cell table:style-name="ce64" table:formula="of:=SUMIF([$Estimacion_Tiempos.$G$10:.$G$1002];[.$A62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9]" office:value-type="string" office:string-value="TODOS">
            <text:p>TODOS</text:p>
          </table:table-cell>
          <table:table-cell table:style-name="ce64" table:formula="of:=SUMIF([$Estimacion_Tiempos.$G$10:.$G$1002];[.$A63];[$Estimacion_Tiempos.H$10:.H$1002])" office:value-type="float" office:value="0">
            <text:p>0</text:p>
          </table:table-cell>
          <table:table-cell table:style-name="ce64" table:formula="of:=SUMIF([$Estimacion_Tiempos.$G$10:.$G$1002];[.$A63];[$Estimacion_Tiempos.I$10:.I$1002])" office:value-type="float" office:value="0">
            <text:p>0</text:p>
          </table:table-cell>
          <table:table-cell table:style-name="ce64" table:formula="of:=SUMIF([$Estimacion_Tiempos.$G$10:.$G$1002];[.$A63];[$Estimacion_Tiempos.J$10:.J$1002])" office:value-type="float" office:value="0">
            <text:p>0</text:p>
          </table:table-cell>
          <table:table-cell table:style-name="ce64" table:formula="of:=SUMIF([$Estimacion_Tiempos.$G$10:.$G$1002];[.$A63];[$Estimacion_Tiempos.K$10:.K$1002])" office:value-type="float" office:value="0">
            <text:p>0</text:p>
          </table:table-cell>
          <table:table-cell table:style-name="ce64" table:formula="of:=SUMIF([$Estimacion_Tiempos.$G$10:.$G$1002];[.$A63];[$Estimacion_Tiempos.L$10:.L$1002])" office:value-type="float" office:value="0">
            <text:p>0</text:p>
          </table:table-cell>
          <table:table-cell table:style-name="ce64" table:formula="of:=SUMIF([$Estimacion_Tiempos.$G$10:.$G$1002];[.$A63];[$Estimacion_Tiempos.M$10:.M$1002])" office:value-type="float" office:value="0">
            <text:p>0</text:p>
          </table:table-cell>
          <table:table-cell table:style-name="ce64" table:formula="of:=SUMIF([$Estimacion_Tiempos.$G$10:.$G$1002];[.$A63];[$Estimacion_Tiempos.N$10:.N$1002])" office:value-type="float" office:value="0">
            <text:p>0</text:p>
          </table:table-cell>
          <table:table-cell table:style-name="ce64" table:formula="of:=SUMIF([$Estimacion_Tiempos.$G$10:.$G$1002];[.$A63];[$Estimacion_Tiempos.O$10:.O$1002])" office:value-type="float" office:value="0">
            <text:p>0</text:p>
          </table:table-cell>
          <table:table-cell table:style-name="ce64" table:formula="of:=SUMIF([$Estimacion_Tiempos.$G$10:.$G$1002];[.$A63];[$Estimacion_Tiempos.P$10:.P$1002])" office:value-type="float" office:value="0">
            <text:p>0</text:p>
          </table:table-cell>
          <table:table-cell table:style-name="ce64" table:formula="of:=SUMIF([$Estimacion_Tiempos.$G$10:.$G$1002];[.$A63];[$Estimacion_Tiempos.Q$10:.Q$1002])" office:value-type="float" office:value="0">
            <text:p>0</text:p>
          </table:table-cell>
          <table:table-cell table:style-name="ce64" table:formula="of:=SUMIF([$Estimacion_Tiempos.$G$10:.$G$1002];[.$A63];[$Estimacion_Tiempos.R$10:.R$1002])" office:value-type="float" office:value="0">
            <text:p>0</text:p>
          </table:table-cell>
          <table:table-cell table:style-name="ce64" table:formula="of:=SUMIF([$Estimacion_Tiempos.$G$10:.$G$1002];[.$A63];[$Estimacion_Tiempos.S$10:.S$1002])" office:value-type="float" office:value="0">
            <text:p>0</text:p>
          </table:table-cell>
          <table:table-cell table:style-name="ce64" table:formula="of:=SUMIF([$Estimacion_Tiempos.$G$10:.$G$1002];[.$A63];[$Estimacion_Tiempos.T$10:.T$1002])" office:value-type="float" office:value="0">
            <text:p>0</text:p>
          </table:table-cell>
          <table:table-cell table:style-name="ce64" table:formula="of:=SUMIF([$Estimacion_Tiempos.$G$10:.$G$1002];[.$A63];[$Estimacion_Tiempos.U$10:.U$1002])" office:value-type="float" office:value="0">
            <text:p>0</text:p>
          </table:table-cell>
          <table:table-cell table:style-name="ce64" table:formula="of:=SUMIF([$Estimacion_Tiempos.$G$10:.$G$1002];[.$A63];[$Estimacion_Tiempos.V$10:.V$1002])" office:value-type="float" office:value="0">
            <text:p>0</text:p>
          </table:table-cell>
          <table:table-cell table:style-name="ce64" table:formula="of:=SUMIF([$Estimacion_Tiempos.$G$10:.$G$1002];[.$A63];[$Estimacion_Tiempos.W$10:.W$1002])" office:value-type="float" office:value="0">
            <text:p>0</text:p>
          </table:table-cell>
          <table:table-cell table:style-name="ce64" table:formula="of:=SUMIF([$Estimacion_Tiempos.$G$10:.$G$1002];[.$A63];[$Estimacion_Tiempos.X$10:.X$1002])" office:value-type="float" office:value="0">
            <text:p>0</text:p>
          </table:table-cell>
          <table:table-cell table:style-name="ce64" table:formula="of:=SUMIF([$Estimacion_Tiempos.$G$10:.$G$1002];[.$A63];[$Estimacion_Tiempos.Y$10:.Y$1002])" office:value-type="float" office:value="0">
            <text:p>0</text:p>
          </table:table-cell>
          <table:table-cell table:style-name="ce64" table:formula="of:=SUMIF([$Estimacion_Tiempos.$G$10:.$G$1002];[.$A63];[$Estimacion_Tiempos.Z$10:.Z$1002])" office:value-type="float" office:value="0">
            <text:p>0</text:p>
          </table:table-cell>
          <table:table-cell table:style-name="ce64" table:formula="of:=SUMIF([$Estimacion_Tiempos.$G$10:.$G$1002];[.$A63];[$Estimacion_Tiempos.AA$10:.AA$1002])" office:value-type="float" office:value="0">
            <text:p>0</text:p>
          </table:table-cell>
          <table:table-cell table:style-name="ce64" table:formula="of:=SUMIF([$Estimacion_Tiempos.$G$10:.$G$1002];[.$A63];[$Estimacion_Tiempos.AB$10:.AB$1002])" office:value-type="float" office:value="0">
            <text:p>0</text:p>
          </table:table-cell>
          <table:table-cell table:style-name="ce64" table:formula="of:=SUMIF([$Estimacion_Tiempos.$G$10:.$G$1002];[.$A63];[$Estimacion_Tiempos.AC$10:.AC$1002])" office:value-type="float" office:value="0">
            <text:p>0</text:p>
          </table:table-cell>
          <table:table-cell table:style-name="ce64" table:formula="of:=SUMIF([$Estimacion_Tiempos.$G$10:.$G$1002];[.$A63];[$Estimacion_Tiempos.AD$10:.AD$1002])" office:value-type="float" office:value="0">
            <text:p>0</text:p>
          </table:table-cell>
          <table:table-cell table:style-name="ce64" table:formula="of:=SUMIF([$Estimacion_Tiempos.$G$10:.$G$1002];[.$A63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0]" office:value-type="float" office:value="0">
            <text:p>0</text:p>
          </table:table-cell>
          <table:table-cell table:style-name="ce64" table:formula="of:=SUMIF([$Estimacion_Tiempos.$G$10:.$G$1002];[.$A64];[$Estimacion_Tiempos.H$10:.H$1002])" office:value-type="float" office:value="0">
            <text:p>0</text:p>
          </table:table-cell>
          <table:table-cell table:style-name="ce64" table:formula="of:=SUMIF([$Estimacion_Tiempos.$G$10:.$G$1002];[.$A64];[$Estimacion_Tiempos.I$10:.I$1002])" office:value-type="float" office:value="0">
            <text:p>0</text:p>
          </table:table-cell>
          <table:table-cell table:style-name="ce64" table:formula="of:=SUMIF([$Estimacion_Tiempos.$G$10:.$G$1002];[.$A64];[$Estimacion_Tiempos.J$10:.J$1002])" office:value-type="float" office:value="0">
            <text:p>0</text:p>
          </table:table-cell>
          <table:table-cell table:style-name="ce64" table:formula="of:=SUMIF([$Estimacion_Tiempos.$G$10:.$G$1002];[.$A64];[$Estimacion_Tiempos.K$10:.K$1002])" office:value-type="float" office:value="0">
            <text:p>0</text:p>
          </table:table-cell>
          <table:table-cell table:style-name="ce64" table:formula="of:=SUMIF([$Estimacion_Tiempos.$G$10:.$G$1002];[.$A64];[$Estimacion_Tiempos.L$10:.L$1002])" office:value-type="float" office:value="0">
            <text:p>0</text:p>
          </table:table-cell>
          <table:table-cell table:style-name="ce64" table:formula="of:=SUMIF([$Estimacion_Tiempos.$G$10:.$G$1002];[.$A64];[$Estimacion_Tiempos.M$10:.M$1002])" office:value-type="float" office:value="0">
            <text:p>0</text:p>
          </table:table-cell>
          <table:table-cell table:style-name="ce64" table:formula="of:=SUMIF([$Estimacion_Tiempos.$G$10:.$G$1002];[.$A64];[$Estimacion_Tiempos.N$10:.N$1002])" office:value-type="float" office:value="0">
            <text:p>0</text:p>
          </table:table-cell>
          <table:table-cell table:style-name="ce64" table:formula="of:=SUMIF([$Estimacion_Tiempos.$G$10:.$G$1002];[.$A64];[$Estimacion_Tiempos.O$10:.O$1002])" office:value-type="float" office:value="0">
            <text:p>0</text:p>
          </table:table-cell>
          <table:table-cell table:style-name="ce64" table:formula="of:=SUMIF([$Estimacion_Tiempos.$G$10:.$G$1002];[.$A64];[$Estimacion_Tiempos.P$10:.P$1002])" office:value-type="float" office:value="0">
            <text:p>0</text:p>
          </table:table-cell>
          <table:table-cell table:style-name="ce64" table:formula="of:=SUMIF([$Estimacion_Tiempos.$G$10:.$G$1002];[.$A64];[$Estimacion_Tiempos.Q$10:.Q$1002])" office:value-type="float" office:value="0">
            <text:p>0</text:p>
          </table:table-cell>
          <table:table-cell table:style-name="ce64" table:formula="of:=SUMIF([$Estimacion_Tiempos.$G$10:.$G$1002];[.$A64];[$Estimacion_Tiempos.R$10:.R$1002])" office:value-type="float" office:value="0">
            <text:p>0</text:p>
          </table:table-cell>
          <table:table-cell table:style-name="ce64" table:formula="of:=SUMIF([$Estimacion_Tiempos.$G$10:.$G$1002];[.$A64];[$Estimacion_Tiempos.S$10:.S$1002])" office:value-type="float" office:value="0">
            <text:p>0</text:p>
          </table:table-cell>
          <table:table-cell table:style-name="ce64" table:formula="of:=SUMIF([$Estimacion_Tiempos.$G$10:.$G$1002];[.$A64];[$Estimacion_Tiempos.T$10:.T$1002])" office:value-type="float" office:value="0">
            <text:p>0</text:p>
          </table:table-cell>
          <table:table-cell table:style-name="ce64" table:formula="of:=SUMIF([$Estimacion_Tiempos.$G$10:.$G$1002];[.$A64];[$Estimacion_Tiempos.U$10:.U$1002])" office:value-type="float" office:value="0">
            <text:p>0</text:p>
          </table:table-cell>
          <table:table-cell table:style-name="ce64" table:formula="of:=SUMIF([$Estimacion_Tiempos.$G$10:.$G$1002];[.$A64];[$Estimacion_Tiempos.V$10:.V$1002])" office:value-type="float" office:value="0">
            <text:p>0</text:p>
          </table:table-cell>
          <table:table-cell table:style-name="ce64" table:formula="of:=SUMIF([$Estimacion_Tiempos.$G$10:.$G$1002];[.$A64];[$Estimacion_Tiempos.W$10:.W$1002])" office:value-type="float" office:value="0">
            <text:p>0</text:p>
          </table:table-cell>
          <table:table-cell table:style-name="ce64" table:formula="of:=SUMIF([$Estimacion_Tiempos.$G$10:.$G$1002];[.$A64];[$Estimacion_Tiempos.X$10:.X$1002])" office:value-type="float" office:value="0">
            <text:p>0</text:p>
          </table:table-cell>
          <table:table-cell table:style-name="ce64" table:formula="of:=SUMIF([$Estimacion_Tiempos.$G$10:.$G$1002];[.$A64];[$Estimacion_Tiempos.Y$10:.Y$1002])" office:value-type="float" office:value="0">
            <text:p>0</text:p>
          </table:table-cell>
          <table:table-cell table:style-name="ce64" table:formula="of:=SUMIF([$Estimacion_Tiempos.$G$10:.$G$1002];[.$A64];[$Estimacion_Tiempos.Z$10:.Z$1002])" office:value-type="float" office:value="0">
            <text:p>0</text:p>
          </table:table-cell>
          <table:table-cell table:style-name="ce64" table:formula="of:=SUMIF([$Estimacion_Tiempos.$G$10:.$G$1002];[.$A64];[$Estimacion_Tiempos.AA$10:.AA$1002])" office:value-type="float" office:value="0">
            <text:p>0</text:p>
          </table:table-cell>
          <table:table-cell table:style-name="ce64" table:formula="of:=SUMIF([$Estimacion_Tiempos.$G$10:.$G$1002];[.$A64];[$Estimacion_Tiempos.AB$10:.AB$1002])" office:value-type="float" office:value="0">
            <text:p>0</text:p>
          </table:table-cell>
          <table:table-cell table:style-name="ce64" table:formula="of:=SUMIF([$Estimacion_Tiempos.$G$10:.$G$1002];[.$A64];[$Estimacion_Tiempos.AC$10:.AC$1002])" office:value-type="float" office:value="0">
            <text:p>0</text:p>
          </table:table-cell>
          <table:table-cell table:style-name="ce64" table:formula="of:=SUMIF([$Estimacion_Tiempos.$G$10:.$G$1002];[.$A64];[$Estimacion_Tiempos.AD$10:.AD$1002])" office:value-type="float" office:value="0">
            <text:p>0</text:p>
          </table:table-cell>
          <table:table-cell table:style-name="ce64" table:formula="of:=SUMIF([$Estimacion_Tiempos.$G$10:.$G$1002];[.$A64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1]" office:value-type="float" office:value="0">
            <text:p>0</text:p>
          </table:table-cell>
          <table:table-cell table:style-name="ce64" table:formula="of:=SUMIF([$Estimacion_Tiempos.$G$10:.$G$1002];[.$A65];[$Estimacion_Tiempos.H$10:.H$1002])" office:value-type="float" office:value="0">
            <text:p>0</text:p>
          </table:table-cell>
          <table:table-cell table:style-name="ce64" table:formula="of:=SUMIF([$Estimacion_Tiempos.$G$10:.$G$1002];[.$A65];[$Estimacion_Tiempos.I$10:.I$1002])" office:value-type="float" office:value="0">
            <text:p>0</text:p>
          </table:table-cell>
          <table:table-cell table:style-name="ce64" table:formula="of:=SUMIF([$Estimacion_Tiempos.$G$10:.$G$1002];[.$A65];[$Estimacion_Tiempos.J$10:.J$1002])" office:value-type="float" office:value="0">
            <text:p>0</text:p>
          </table:table-cell>
          <table:table-cell table:style-name="ce64" table:formula="of:=SUMIF([$Estimacion_Tiempos.$G$10:.$G$1002];[.$A65];[$Estimacion_Tiempos.K$10:.K$1002])" office:value-type="float" office:value="0">
            <text:p>0</text:p>
          </table:table-cell>
          <table:table-cell table:style-name="ce64" table:formula="of:=SUMIF([$Estimacion_Tiempos.$G$10:.$G$1002];[.$A65];[$Estimacion_Tiempos.L$10:.L$1002])" office:value-type="float" office:value="0">
            <text:p>0</text:p>
          </table:table-cell>
          <table:table-cell table:style-name="ce64" table:formula="of:=SUMIF([$Estimacion_Tiempos.$G$10:.$G$1002];[.$A65];[$Estimacion_Tiempos.M$10:.M$1002])" office:value-type="float" office:value="0">
            <text:p>0</text:p>
          </table:table-cell>
          <table:table-cell table:style-name="ce64" table:formula="of:=SUMIF([$Estimacion_Tiempos.$G$10:.$G$1002];[.$A65];[$Estimacion_Tiempos.N$10:.N$1002])" office:value-type="float" office:value="0">
            <text:p>0</text:p>
          </table:table-cell>
          <table:table-cell table:style-name="ce64" table:formula="of:=SUMIF([$Estimacion_Tiempos.$G$10:.$G$1002];[.$A65];[$Estimacion_Tiempos.O$10:.O$1002])" office:value-type="float" office:value="0">
            <text:p>0</text:p>
          </table:table-cell>
          <table:table-cell table:style-name="ce64" table:formula="of:=SUMIF([$Estimacion_Tiempos.$G$10:.$G$1002];[.$A65];[$Estimacion_Tiempos.P$10:.P$1002])" office:value-type="float" office:value="0">
            <text:p>0</text:p>
          </table:table-cell>
          <table:table-cell table:style-name="ce64" table:formula="of:=SUMIF([$Estimacion_Tiempos.$G$10:.$G$1002];[.$A65];[$Estimacion_Tiempos.Q$10:.Q$1002])" office:value-type="float" office:value="0">
            <text:p>0</text:p>
          </table:table-cell>
          <table:table-cell table:style-name="ce64" table:formula="of:=SUMIF([$Estimacion_Tiempos.$G$10:.$G$1002];[.$A65];[$Estimacion_Tiempos.R$10:.R$1002])" office:value-type="float" office:value="0">
            <text:p>0</text:p>
          </table:table-cell>
          <table:table-cell table:style-name="ce64" table:formula="of:=SUMIF([$Estimacion_Tiempos.$G$10:.$G$1002];[.$A65];[$Estimacion_Tiempos.S$10:.S$1002])" office:value-type="float" office:value="0">
            <text:p>0</text:p>
          </table:table-cell>
          <table:table-cell table:style-name="ce64" table:formula="of:=SUMIF([$Estimacion_Tiempos.$G$10:.$G$1002];[.$A65];[$Estimacion_Tiempos.T$10:.T$1002])" office:value-type="float" office:value="0">
            <text:p>0</text:p>
          </table:table-cell>
          <table:table-cell table:style-name="ce64" table:formula="of:=SUMIF([$Estimacion_Tiempos.$G$10:.$G$1002];[.$A65];[$Estimacion_Tiempos.U$10:.U$1002])" office:value-type="float" office:value="0">
            <text:p>0</text:p>
          </table:table-cell>
          <table:table-cell table:style-name="ce64" table:formula="of:=SUMIF([$Estimacion_Tiempos.$G$10:.$G$1002];[.$A65];[$Estimacion_Tiempos.V$10:.V$1002])" office:value-type="float" office:value="0">
            <text:p>0</text:p>
          </table:table-cell>
          <table:table-cell table:style-name="ce64" table:formula="of:=SUMIF([$Estimacion_Tiempos.$G$10:.$G$1002];[.$A65];[$Estimacion_Tiempos.W$10:.W$1002])" office:value-type="float" office:value="0">
            <text:p>0</text:p>
          </table:table-cell>
          <table:table-cell table:style-name="ce64" table:formula="of:=SUMIF([$Estimacion_Tiempos.$G$10:.$G$1002];[.$A65];[$Estimacion_Tiempos.X$10:.X$1002])" office:value-type="float" office:value="0">
            <text:p>0</text:p>
          </table:table-cell>
          <table:table-cell table:style-name="ce64" table:formula="of:=SUMIF([$Estimacion_Tiempos.$G$10:.$G$1002];[.$A65];[$Estimacion_Tiempos.Y$10:.Y$1002])" office:value-type="float" office:value="0">
            <text:p>0</text:p>
          </table:table-cell>
          <table:table-cell table:style-name="ce64" table:formula="of:=SUMIF([$Estimacion_Tiempos.$G$10:.$G$1002];[.$A65];[$Estimacion_Tiempos.Z$10:.Z$1002])" office:value-type="float" office:value="0">
            <text:p>0</text:p>
          </table:table-cell>
          <table:table-cell table:style-name="ce64" table:formula="of:=SUMIF([$Estimacion_Tiempos.$G$10:.$G$1002];[.$A65];[$Estimacion_Tiempos.AA$10:.AA$1002])" office:value-type="float" office:value="0">
            <text:p>0</text:p>
          </table:table-cell>
          <table:table-cell table:style-name="ce64" table:formula="of:=SUMIF([$Estimacion_Tiempos.$G$10:.$G$1002];[.$A65];[$Estimacion_Tiempos.AB$10:.AB$1002])" office:value-type="float" office:value="0">
            <text:p>0</text:p>
          </table:table-cell>
          <table:table-cell table:style-name="ce64" table:formula="of:=SUMIF([$Estimacion_Tiempos.$G$10:.$G$1002];[.$A65];[$Estimacion_Tiempos.AC$10:.AC$1002])" office:value-type="float" office:value="0">
            <text:p>0</text:p>
          </table:table-cell>
          <table:table-cell table:style-name="ce64" table:formula="of:=SUMIF([$Estimacion_Tiempos.$G$10:.$G$1002];[.$A65];[$Estimacion_Tiempos.AD$10:.AD$1002])" office:value-type="float" office:value="0">
            <text:p>0</text:p>
          </table:table-cell>
          <table:table-cell table:style-name="ce64" table:formula="of:=SUMIF([$Estimacion_Tiempos.$G$10:.$G$1002];[.$A65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2]" office:value-type="float" office:value="0">
            <text:p>0</text:p>
          </table:table-cell>
          <table:table-cell table:style-name="ce64" table:formula="of:=SUMIF([$Estimacion_Tiempos.$G$10:.$G$1002];[.$A66];[$Estimacion_Tiempos.H$10:.H$1002])" office:value-type="float" office:value="0">
            <text:p>0</text:p>
          </table:table-cell>
          <table:table-cell table:style-name="ce64" table:formula="of:=SUMIF([$Estimacion_Tiempos.$G$10:.$G$1002];[.$A66];[$Estimacion_Tiempos.I$10:.I$1002])" office:value-type="float" office:value="0">
            <text:p>0</text:p>
          </table:table-cell>
          <table:table-cell table:style-name="ce64" table:formula="of:=SUMIF([$Estimacion_Tiempos.$G$10:.$G$1002];[.$A66];[$Estimacion_Tiempos.J$10:.J$1002])" office:value-type="float" office:value="0">
            <text:p>0</text:p>
          </table:table-cell>
          <table:table-cell table:style-name="ce64" table:formula="of:=SUMIF([$Estimacion_Tiempos.$G$10:.$G$1002];[.$A66];[$Estimacion_Tiempos.K$10:.K$1002])" office:value-type="float" office:value="0">
            <text:p>0</text:p>
          </table:table-cell>
          <table:table-cell table:style-name="ce64" table:formula="of:=SUMIF([$Estimacion_Tiempos.$G$10:.$G$1002];[.$A66];[$Estimacion_Tiempos.L$10:.L$1002])" office:value-type="float" office:value="0">
            <text:p>0</text:p>
          </table:table-cell>
          <table:table-cell table:style-name="ce64" table:formula="of:=SUMIF([$Estimacion_Tiempos.$G$10:.$G$1002];[.$A66];[$Estimacion_Tiempos.M$10:.M$1002])" office:value-type="float" office:value="0">
            <text:p>0</text:p>
          </table:table-cell>
          <table:table-cell table:style-name="ce64" table:formula="of:=SUMIF([$Estimacion_Tiempos.$G$10:.$G$1002];[.$A66];[$Estimacion_Tiempos.N$10:.N$1002])" office:value-type="float" office:value="0">
            <text:p>0</text:p>
          </table:table-cell>
          <table:table-cell table:style-name="ce64" table:formula="of:=SUMIF([$Estimacion_Tiempos.$G$10:.$G$1002];[.$A66];[$Estimacion_Tiempos.O$10:.O$1002])" office:value-type="float" office:value="0">
            <text:p>0</text:p>
          </table:table-cell>
          <table:table-cell table:style-name="ce64" table:formula="of:=SUMIF([$Estimacion_Tiempos.$G$10:.$G$1002];[.$A66];[$Estimacion_Tiempos.P$10:.P$1002])" office:value-type="float" office:value="0">
            <text:p>0</text:p>
          </table:table-cell>
          <table:table-cell table:style-name="ce64" table:formula="of:=SUMIF([$Estimacion_Tiempos.$G$10:.$G$1002];[.$A66];[$Estimacion_Tiempos.Q$10:.Q$1002])" office:value-type="float" office:value="0">
            <text:p>0</text:p>
          </table:table-cell>
          <table:table-cell table:style-name="ce64" table:formula="of:=SUMIF([$Estimacion_Tiempos.$G$10:.$G$1002];[.$A66];[$Estimacion_Tiempos.R$10:.R$1002])" office:value-type="float" office:value="0">
            <text:p>0</text:p>
          </table:table-cell>
          <table:table-cell table:style-name="ce64" table:formula="of:=SUMIF([$Estimacion_Tiempos.$G$10:.$G$1002];[.$A66];[$Estimacion_Tiempos.S$10:.S$1002])" office:value-type="float" office:value="0">
            <text:p>0</text:p>
          </table:table-cell>
          <table:table-cell table:style-name="ce64" table:formula="of:=SUMIF([$Estimacion_Tiempos.$G$10:.$G$1002];[.$A66];[$Estimacion_Tiempos.T$10:.T$1002])" office:value-type="float" office:value="0">
            <text:p>0</text:p>
          </table:table-cell>
          <table:table-cell table:style-name="ce64" table:formula="of:=SUMIF([$Estimacion_Tiempos.$G$10:.$G$1002];[.$A66];[$Estimacion_Tiempos.U$10:.U$1002])" office:value-type="float" office:value="0">
            <text:p>0</text:p>
          </table:table-cell>
          <table:table-cell table:style-name="ce64" table:formula="of:=SUMIF([$Estimacion_Tiempos.$G$10:.$G$1002];[.$A66];[$Estimacion_Tiempos.V$10:.V$1002])" office:value-type="float" office:value="0">
            <text:p>0</text:p>
          </table:table-cell>
          <table:table-cell table:style-name="ce64" table:formula="of:=SUMIF([$Estimacion_Tiempos.$G$10:.$G$1002];[.$A66];[$Estimacion_Tiempos.W$10:.W$1002])" office:value-type="float" office:value="0">
            <text:p>0</text:p>
          </table:table-cell>
          <table:table-cell table:style-name="ce64" table:formula="of:=SUMIF([$Estimacion_Tiempos.$G$10:.$G$1002];[.$A66];[$Estimacion_Tiempos.X$10:.X$1002])" office:value-type="float" office:value="0">
            <text:p>0</text:p>
          </table:table-cell>
          <table:table-cell table:style-name="ce64" table:formula="of:=SUMIF([$Estimacion_Tiempos.$G$10:.$G$1002];[.$A66];[$Estimacion_Tiempos.Y$10:.Y$1002])" office:value-type="float" office:value="0">
            <text:p>0</text:p>
          </table:table-cell>
          <table:table-cell table:style-name="ce64" table:formula="of:=SUMIF([$Estimacion_Tiempos.$G$10:.$G$1002];[.$A66];[$Estimacion_Tiempos.Z$10:.Z$1002])" office:value-type="float" office:value="0">
            <text:p>0</text:p>
          </table:table-cell>
          <table:table-cell table:style-name="ce64" table:formula="of:=SUMIF([$Estimacion_Tiempos.$G$10:.$G$1002];[.$A66];[$Estimacion_Tiempos.AA$10:.AA$1002])" office:value-type="float" office:value="0">
            <text:p>0</text:p>
          </table:table-cell>
          <table:table-cell table:style-name="ce64" table:formula="of:=SUMIF([$Estimacion_Tiempos.$G$10:.$G$1002];[.$A66];[$Estimacion_Tiempos.AB$10:.AB$1002])" office:value-type="float" office:value="0">
            <text:p>0</text:p>
          </table:table-cell>
          <table:table-cell table:style-name="ce64" table:formula="of:=SUMIF([$Estimacion_Tiempos.$G$10:.$G$1002];[.$A66];[$Estimacion_Tiempos.AC$10:.AC$1002])" office:value-type="float" office:value="0">
            <text:p>0</text:p>
          </table:table-cell>
          <table:table-cell table:style-name="ce64" table:formula="of:=SUMIF([$Estimacion_Tiempos.$G$10:.$G$1002];[.$A66];[$Estimacion_Tiempos.AD$10:.AD$1002])" office:value-type="float" office:value="0">
            <text:p>0</text:p>
          </table:table-cell>
          <table:table-cell table:style-name="ce64" table:formula="of:=SUMIF([$Estimacion_Tiempos.$G$10:.$G$1002];[.$A66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3]" office:value-type="float" office:value="0">
            <text:p>0</text:p>
          </table:table-cell>
          <table:table-cell table:style-name="ce64" table:formula="of:=SUMIF([$Estimacion_Tiempos.$G$10:.$G$1002];[.$A67];[$Estimacion_Tiempos.H$10:.H$1002])" office:value-type="float" office:value="0">
            <text:p>0</text:p>
          </table:table-cell>
          <table:table-cell table:style-name="ce64" table:formula="of:=SUMIF([$Estimacion_Tiempos.$G$10:.$G$1002];[.$A67];[$Estimacion_Tiempos.I$10:.I$1002])" office:value-type="float" office:value="0">
            <text:p>0</text:p>
          </table:table-cell>
          <table:table-cell table:style-name="ce64" table:formula="of:=SUMIF([$Estimacion_Tiempos.$G$10:.$G$1002];[.$A67];[$Estimacion_Tiempos.J$10:.J$1002])" office:value-type="float" office:value="0">
            <text:p>0</text:p>
          </table:table-cell>
          <table:table-cell table:style-name="ce64" table:formula="of:=SUMIF([$Estimacion_Tiempos.$G$10:.$G$1002];[.$A67];[$Estimacion_Tiempos.K$10:.K$1002])" office:value-type="float" office:value="0">
            <text:p>0</text:p>
          </table:table-cell>
          <table:table-cell table:style-name="ce64" table:formula="of:=SUMIF([$Estimacion_Tiempos.$G$10:.$G$1002];[.$A67];[$Estimacion_Tiempos.L$10:.L$1002])" office:value-type="float" office:value="0">
            <text:p>0</text:p>
          </table:table-cell>
          <table:table-cell table:style-name="ce64" table:formula="of:=SUMIF([$Estimacion_Tiempos.$G$10:.$G$1002];[.$A67];[$Estimacion_Tiempos.M$10:.M$1002])" office:value-type="float" office:value="0">
            <text:p>0</text:p>
          </table:table-cell>
          <table:table-cell table:style-name="ce64" table:formula="of:=SUMIF([$Estimacion_Tiempos.$G$10:.$G$1002];[.$A67];[$Estimacion_Tiempos.N$10:.N$1002])" office:value-type="float" office:value="0">
            <text:p>0</text:p>
          </table:table-cell>
          <table:table-cell table:style-name="ce64" table:formula="of:=SUMIF([$Estimacion_Tiempos.$G$10:.$G$1002];[.$A67];[$Estimacion_Tiempos.O$10:.O$1002])" office:value-type="float" office:value="0">
            <text:p>0</text:p>
          </table:table-cell>
          <table:table-cell table:style-name="ce64" table:formula="of:=SUMIF([$Estimacion_Tiempos.$G$10:.$G$1002];[.$A67];[$Estimacion_Tiempos.P$10:.P$1002])" office:value-type="float" office:value="0">
            <text:p>0</text:p>
          </table:table-cell>
          <table:table-cell table:style-name="ce64" table:formula="of:=SUMIF([$Estimacion_Tiempos.$G$10:.$G$1002];[.$A67];[$Estimacion_Tiempos.Q$10:.Q$1002])" office:value-type="float" office:value="0">
            <text:p>0</text:p>
          </table:table-cell>
          <table:table-cell table:style-name="ce64" table:formula="of:=SUMIF([$Estimacion_Tiempos.$G$10:.$G$1002];[.$A67];[$Estimacion_Tiempos.R$10:.R$1002])" office:value-type="float" office:value="0">
            <text:p>0</text:p>
          </table:table-cell>
          <table:table-cell table:style-name="ce64" table:formula="of:=SUMIF([$Estimacion_Tiempos.$G$10:.$G$1002];[.$A67];[$Estimacion_Tiempos.S$10:.S$1002])" office:value-type="float" office:value="0">
            <text:p>0</text:p>
          </table:table-cell>
          <table:table-cell table:style-name="ce64" table:formula="of:=SUMIF([$Estimacion_Tiempos.$G$10:.$G$1002];[.$A67];[$Estimacion_Tiempos.T$10:.T$1002])" office:value-type="float" office:value="0">
            <text:p>0</text:p>
          </table:table-cell>
          <table:table-cell table:style-name="ce64" table:formula="of:=SUMIF([$Estimacion_Tiempos.$G$10:.$G$1002];[.$A67];[$Estimacion_Tiempos.U$10:.U$1002])" office:value-type="float" office:value="0">
            <text:p>0</text:p>
          </table:table-cell>
          <table:table-cell table:style-name="ce64" table:formula="of:=SUMIF([$Estimacion_Tiempos.$G$10:.$G$1002];[.$A67];[$Estimacion_Tiempos.V$10:.V$1002])" office:value-type="float" office:value="0">
            <text:p>0</text:p>
          </table:table-cell>
          <table:table-cell table:style-name="ce64" table:formula="of:=SUMIF([$Estimacion_Tiempos.$G$10:.$G$1002];[.$A67];[$Estimacion_Tiempos.W$10:.W$1002])" office:value-type="float" office:value="0">
            <text:p>0</text:p>
          </table:table-cell>
          <table:table-cell table:style-name="ce64" table:formula="of:=SUMIF([$Estimacion_Tiempos.$G$10:.$G$1002];[.$A67];[$Estimacion_Tiempos.X$10:.X$1002])" office:value-type="float" office:value="0">
            <text:p>0</text:p>
          </table:table-cell>
          <table:table-cell table:style-name="ce64" table:formula="of:=SUMIF([$Estimacion_Tiempos.$G$10:.$G$1002];[.$A67];[$Estimacion_Tiempos.Y$10:.Y$1002])" office:value-type="float" office:value="0">
            <text:p>0</text:p>
          </table:table-cell>
          <table:table-cell table:style-name="ce64" table:formula="of:=SUMIF([$Estimacion_Tiempos.$G$10:.$G$1002];[.$A67];[$Estimacion_Tiempos.Z$10:.Z$1002])" office:value-type="float" office:value="0">
            <text:p>0</text:p>
          </table:table-cell>
          <table:table-cell table:style-name="ce64" table:formula="of:=SUMIF([$Estimacion_Tiempos.$G$10:.$G$1002];[.$A67];[$Estimacion_Tiempos.AA$10:.AA$1002])" office:value-type="float" office:value="0">
            <text:p>0</text:p>
          </table:table-cell>
          <table:table-cell table:style-name="ce64" table:formula="of:=SUMIF([$Estimacion_Tiempos.$G$10:.$G$1002];[.$A67];[$Estimacion_Tiempos.AB$10:.AB$1002])" office:value-type="float" office:value="0">
            <text:p>0</text:p>
          </table:table-cell>
          <table:table-cell table:style-name="ce64" table:formula="of:=SUMIF([$Estimacion_Tiempos.$G$10:.$G$1002];[.$A67];[$Estimacion_Tiempos.AC$10:.AC$1002])" office:value-type="float" office:value="0">
            <text:p>0</text:p>
          </table:table-cell>
          <table:table-cell table:style-name="ce64" table:formula="of:=SUMIF([$Estimacion_Tiempos.$G$10:.$G$1002];[.$A67];[$Estimacion_Tiempos.AD$10:.AD$1002])" office:value-type="float" office:value="0">
            <text:p>0</text:p>
          </table:table-cell>
          <table:table-cell table:style-name="ce64" table:formula="of:=SUMIF([$Estimacion_Tiempos.$G$10:.$G$1002];[.$A67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4]" office:value-type="float" office:value="0">
            <text:p>0</text:p>
          </table:table-cell>
          <table:table-cell table:style-name="ce64" table:formula="of:=SUMIF([$Estimacion_Tiempos.$G$10:.$G$1002];[.$A68];[$Estimacion_Tiempos.H$10:.H$1002])" office:value-type="float" office:value="0">
            <text:p>0</text:p>
          </table:table-cell>
          <table:table-cell table:style-name="ce64" table:formula="of:=SUMIF([$Estimacion_Tiempos.$G$10:.$G$1002];[.$A68];[$Estimacion_Tiempos.I$10:.I$1002])" office:value-type="float" office:value="0">
            <text:p>0</text:p>
          </table:table-cell>
          <table:table-cell table:style-name="ce64" table:formula="of:=SUMIF([$Estimacion_Tiempos.$G$10:.$G$1002];[.$A68];[$Estimacion_Tiempos.J$10:.J$1002])" office:value-type="float" office:value="0">
            <text:p>0</text:p>
          </table:table-cell>
          <table:table-cell table:style-name="ce64" table:formula="of:=SUMIF([$Estimacion_Tiempos.$G$10:.$G$1002];[.$A68];[$Estimacion_Tiempos.K$10:.K$1002])" office:value-type="float" office:value="0">
            <text:p>0</text:p>
          </table:table-cell>
          <table:table-cell table:style-name="ce64" table:formula="of:=SUMIF([$Estimacion_Tiempos.$G$10:.$G$1002];[.$A68];[$Estimacion_Tiempos.L$10:.L$1002])" office:value-type="float" office:value="0">
            <text:p>0</text:p>
          </table:table-cell>
          <table:table-cell table:style-name="ce64" table:formula="of:=SUMIF([$Estimacion_Tiempos.$G$10:.$G$1002];[.$A68];[$Estimacion_Tiempos.M$10:.M$1002])" office:value-type="float" office:value="0">
            <text:p>0</text:p>
          </table:table-cell>
          <table:table-cell table:style-name="ce64" table:formula="of:=SUMIF([$Estimacion_Tiempos.$G$10:.$G$1002];[.$A68];[$Estimacion_Tiempos.N$10:.N$1002])" office:value-type="float" office:value="0">
            <text:p>0</text:p>
          </table:table-cell>
          <table:table-cell table:style-name="ce64" table:formula="of:=SUMIF([$Estimacion_Tiempos.$G$10:.$G$1002];[.$A68];[$Estimacion_Tiempos.O$10:.O$1002])" office:value-type="float" office:value="0">
            <text:p>0</text:p>
          </table:table-cell>
          <table:table-cell table:style-name="ce64" table:formula="of:=SUMIF([$Estimacion_Tiempos.$G$10:.$G$1002];[.$A68];[$Estimacion_Tiempos.P$10:.P$1002])" office:value-type="float" office:value="0">
            <text:p>0</text:p>
          </table:table-cell>
          <table:table-cell table:style-name="ce64" table:formula="of:=SUMIF([$Estimacion_Tiempos.$G$10:.$G$1002];[.$A68];[$Estimacion_Tiempos.Q$10:.Q$1002])" office:value-type="float" office:value="0">
            <text:p>0</text:p>
          </table:table-cell>
          <table:table-cell table:style-name="ce64" table:formula="of:=SUMIF([$Estimacion_Tiempos.$G$10:.$G$1002];[.$A68];[$Estimacion_Tiempos.R$10:.R$1002])" office:value-type="float" office:value="0">
            <text:p>0</text:p>
          </table:table-cell>
          <table:table-cell table:style-name="ce64" table:formula="of:=SUMIF([$Estimacion_Tiempos.$G$10:.$G$1002];[.$A68];[$Estimacion_Tiempos.S$10:.S$1002])" office:value-type="float" office:value="0">
            <text:p>0</text:p>
          </table:table-cell>
          <table:table-cell table:style-name="ce64" table:formula="of:=SUMIF([$Estimacion_Tiempos.$G$10:.$G$1002];[.$A68];[$Estimacion_Tiempos.T$10:.T$1002])" office:value-type="float" office:value="0">
            <text:p>0</text:p>
          </table:table-cell>
          <table:table-cell table:style-name="ce64" table:formula="of:=SUMIF([$Estimacion_Tiempos.$G$10:.$G$1002];[.$A68];[$Estimacion_Tiempos.U$10:.U$1002])" office:value-type="float" office:value="0">
            <text:p>0</text:p>
          </table:table-cell>
          <table:table-cell table:style-name="ce64" table:formula="of:=SUMIF([$Estimacion_Tiempos.$G$10:.$G$1002];[.$A68];[$Estimacion_Tiempos.V$10:.V$1002])" office:value-type="float" office:value="0">
            <text:p>0</text:p>
          </table:table-cell>
          <table:table-cell table:style-name="ce64" table:formula="of:=SUMIF([$Estimacion_Tiempos.$G$10:.$G$1002];[.$A68];[$Estimacion_Tiempos.W$10:.W$1002])" office:value-type="float" office:value="0">
            <text:p>0</text:p>
          </table:table-cell>
          <table:table-cell table:style-name="ce64" table:formula="of:=SUMIF([$Estimacion_Tiempos.$G$10:.$G$1002];[.$A68];[$Estimacion_Tiempos.X$10:.X$1002])" office:value-type="float" office:value="0">
            <text:p>0</text:p>
          </table:table-cell>
          <table:table-cell table:style-name="ce64" table:formula="of:=SUMIF([$Estimacion_Tiempos.$G$10:.$G$1002];[.$A68];[$Estimacion_Tiempos.Y$10:.Y$1002])" office:value-type="float" office:value="0">
            <text:p>0</text:p>
          </table:table-cell>
          <table:table-cell table:style-name="ce64" table:formula="of:=SUMIF([$Estimacion_Tiempos.$G$10:.$G$1002];[.$A68];[$Estimacion_Tiempos.Z$10:.Z$1002])" office:value-type="float" office:value="0">
            <text:p>0</text:p>
          </table:table-cell>
          <table:table-cell table:style-name="ce64" table:formula="of:=SUMIF([$Estimacion_Tiempos.$G$10:.$G$1002];[.$A68];[$Estimacion_Tiempos.AA$10:.AA$1002])" office:value-type="float" office:value="0">
            <text:p>0</text:p>
          </table:table-cell>
          <table:table-cell table:style-name="ce64" table:formula="of:=SUMIF([$Estimacion_Tiempos.$G$10:.$G$1002];[.$A68];[$Estimacion_Tiempos.AB$10:.AB$1002])" office:value-type="float" office:value="0">
            <text:p>0</text:p>
          </table:table-cell>
          <table:table-cell table:style-name="ce64" table:formula="of:=SUMIF([$Estimacion_Tiempos.$G$10:.$G$1002];[.$A68];[$Estimacion_Tiempos.AC$10:.AC$1002])" office:value-type="float" office:value="0">
            <text:p>0</text:p>
          </table:table-cell>
          <table:table-cell table:style-name="ce64" table:formula="of:=SUMIF([$Estimacion_Tiempos.$G$10:.$G$1002];[.$A68];[$Estimacion_Tiempos.AD$10:.AD$1002])" office:value-type="float" office:value="0">
            <text:p>0</text:p>
          </table:table-cell>
          <table:table-cell table:style-name="ce64" table:formula="of:=SUMIF([$Estimacion_Tiempos.$G$10:.$G$1002];[.$A6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5]" office:value-type="float" office:value="0">
            <text:p>0</text:p>
          </table:table-cell>
          <table:table-cell table:style-name="ce64" table:formula="of:=SUMIF([$Estimacion_Tiempos.$G$10:.$G$1002];[.$A69];[$Estimacion_Tiempos.H$10:.H$1002])" office:value-type="float" office:value="0">
            <text:p>0</text:p>
          </table:table-cell>
          <table:table-cell table:style-name="ce64" table:formula="of:=SUMIF([$Estimacion_Tiempos.$G$10:.$G$1002];[.$A69];[$Estimacion_Tiempos.I$10:.I$1002])" office:value-type="float" office:value="0">
            <text:p>0</text:p>
          </table:table-cell>
          <table:table-cell table:style-name="ce64" table:formula="of:=SUMIF([$Estimacion_Tiempos.$G$10:.$G$1002];[.$A69];[$Estimacion_Tiempos.J$10:.J$1002])" office:value-type="float" office:value="0">
            <text:p>0</text:p>
          </table:table-cell>
          <table:table-cell table:style-name="ce64" table:formula="of:=SUMIF([$Estimacion_Tiempos.$G$10:.$G$1002];[.$A69];[$Estimacion_Tiempos.K$10:.K$1002])" office:value-type="float" office:value="0">
            <text:p>0</text:p>
          </table:table-cell>
          <table:table-cell table:style-name="ce64" table:formula="of:=SUMIF([$Estimacion_Tiempos.$G$10:.$G$1002];[.$A69];[$Estimacion_Tiempos.L$10:.L$1002])" office:value-type="float" office:value="0">
            <text:p>0</text:p>
          </table:table-cell>
          <table:table-cell table:style-name="ce64" table:formula="of:=SUMIF([$Estimacion_Tiempos.$G$10:.$G$1002];[.$A69];[$Estimacion_Tiempos.M$10:.M$1002])" office:value-type="float" office:value="0">
            <text:p>0</text:p>
          </table:table-cell>
          <table:table-cell table:style-name="ce64" table:formula="of:=SUMIF([$Estimacion_Tiempos.$G$10:.$G$1002];[.$A69];[$Estimacion_Tiempos.N$10:.N$1002])" office:value-type="float" office:value="0">
            <text:p>0</text:p>
          </table:table-cell>
          <table:table-cell table:style-name="ce64" table:formula="of:=SUMIF([$Estimacion_Tiempos.$G$10:.$G$1002];[.$A69];[$Estimacion_Tiempos.O$10:.O$1002])" office:value-type="float" office:value="0">
            <text:p>0</text:p>
          </table:table-cell>
          <table:table-cell table:style-name="ce64" table:formula="of:=SUMIF([$Estimacion_Tiempos.$G$10:.$G$1002];[.$A69];[$Estimacion_Tiempos.P$10:.P$1002])" office:value-type="float" office:value="0">
            <text:p>0</text:p>
          </table:table-cell>
          <table:table-cell table:style-name="ce64" table:formula="of:=SUMIF([$Estimacion_Tiempos.$G$10:.$G$1002];[.$A69];[$Estimacion_Tiempos.Q$10:.Q$1002])" office:value-type="float" office:value="0">
            <text:p>0</text:p>
          </table:table-cell>
          <table:table-cell table:style-name="ce64" table:formula="of:=SUMIF([$Estimacion_Tiempos.$G$10:.$G$1002];[.$A69];[$Estimacion_Tiempos.R$10:.R$1002])" office:value-type="float" office:value="0">
            <text:p>0</text:p>
          </table:table-cell>
          <table:table-cell table:style-name="ce64" table:formula="of:=SUMIF([$Estimacion_Tiempos.$G$10:.$G$1002];[.$A69];[$Estimacion_Tiempos.S$10:.S$1002])" office:value-type="float" office:value="0">
            <text:p>0</text:p>
          </table:table-cell>
          <table:table-cell table:style-name="ce64" table:formula="of:=SUMIF([$Estimacion_Tiempos.$G$10:.$G$1002];[.$A69];[$Estimacion_Tiempos.T$10:.T$1002])" office:value-type="float" office:value="0">
            <text:p>0</text:p>
          </table:table-cell>
          <table:table-cell table:style-name="ce64" table:formula="of:=SUMIF([$Estimacion_Tiempos.$G$10:.$G$1002];[.$A69];[$Estimacion_Tiempos.U$10:.U$1002])" office:value-type="float" office:value="0">
            <text:p>0</text:p>
          </table:table-cell>
          <table:table-cell table:style-name="ce64" table:formula="of:=SUMIF([$Estimacion_Tiempos.$G$10:.$G$1002];[.$A69];[$Estimacion_Tiempos.V$10:.V$1002])" office:value-type="float" office:value="0">
            <text:p>0</text:p>
          </table:table-cell>
          <table:table-cell table:style-name="ce64" table:formula="of:=SUMIF([$Estimacion_Tiempos.$G$10:.$G$1002];[.$A69];[$Estimacion_Tiempos.W$10:.W$1002])" office:value-type="float" office:value="0">
            <text:p>0</text:p>
          </table:table-cell>
          <table:table-cell table:style-name="ce64" table:formula="of:=SUMIF([$Estimacion_Tiempos.$G$10:.$G$1002];[.$A69];[$Estimacion_Tiempos.X$10:.X$1002])" office:value-type="float" office:value="0">
            <text:p>0</text:p>
          </table:table-cell>
          <table:table-cell table:style-name="ce64" table:formula="of:=SUMIF([$Estimacion_Tiempos.$G$10:.$G$1002];[.$A69];[$Estimacion_Tiempos.Y$10:.Y$1002])" office:value-type="float" office:value="0">
            <text:p>0</text:p>
          </table:table-cell>
          <table:table-cell table:style-name="ce64" table:formula="of:=SUMIF([$Estimacion_Tiempos.$G$10:.$G$1002];[.$A69];[$Estimacion_Tiempos.Z$10:.Z$1002])" office:value-type="float" office:value="0">
            <text:p>0</text:p>
          </table:table-cell>
          <table:table-cell table:style-name="ce64" table:formula="of:=SUMIF([$Estimacion_Tiempos.$G$10:.$G$1002];[.$A69];[$Estimacion_Tiempos.AA$10:.AA$1002])" office:value-type="float" office:value="0">
            <text:p>0</text:p>
          </table:table-cell>
          <table:table-cell table:style-name="ce64" table:formula="of:=SUMIF([$Estimacion_Tiempos.$G$10:.$G$1002];[.$A69];[$Estimacion_Tiempos.AB$10:.AB$1002])" office:value-type="float" office:value="0">
            <text:p>0</text:p>
          </table:table-cell>
          <table:table-cell table:style-name="ce64" table:formula="of:=SUMIF([$Estimacion_Tiempos.$G$10:.$G$1002];[.$A69];[$Estimacion_Tiempos.AC$10:.AC$1002])" office:value-type="float" office:value="0">
            <text:p>0</text:p>
          </table:table-cell>
          <table:table-cell table:style-name="ce64" table:formula="of:=SUMIF([$Estimacion_Tiempos.$G$10:.$G$1002];[.$A69];[$Estimacion_Tiempos.AD$10:.AD$1002])" office:value-type="float" office:value="0">
            <text:p>0</text:p>
          </table:table-cell>
          <table:table-cell table:style-name="ce64" table:formula="of:=SUMIF([$Estimacion_Tiempos.$G$10:.$G$1002];[.$A6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0" table:print="false"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49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5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style-name="ce75" office:value-type="string">
            <text:p>M</text:p>
          </table:table-cell>
          <table:table-cell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5" table:formula="of:=IF([.M5]=&quot;&quot;;&quot; &quot;;CHOOSE(WEEKDAY([.M5];2);&quot;L&quot;;&quot;M&quot;;&quot;X&quot;;&quot;J&quot;;&quot;V&quot;;&quot;S&quot;;&quot;D&quot;))" office:value-type="float" office:value="0">
            <text:p>#VALUE!</text:p>
          </table:table-cell>
          <table:table-cell table:style-name="ce75" office:value-type="string">
            <text:p>M</text:p>
          </table:table-cell>
          <table:table-cell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7" table:formula="of:=IF([.T5]=&quot;&quot;;&quot; &quot;;CHOOSE(WEEKDAY([.T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U5]=&quot;&quot;;&quot; &quot;;CHOOSE(WEEKDAY([.U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V5]=&quot;&quot;;&quot; &quot;;CHOOSE(WEEKDAY([.V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W5]=&quot;&quot;;&quot; &quot;;CHOOSE(WEEKDAY([.W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X5]=&quot;&quot;;&quot; &quot;;CHOOSE(WEEKDAY([.X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Y5]=&quot;&quot;;&quot; &quot;;CHOOSE(WEEKDAY([.Y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Z5]=&quot;&quot;;&quot; &quot;;CHOOSE(WEEKDAY([.Z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AA5]=&quot;&quot;;&quot; &quot;;CHOOSE(WEEKDAY([.AA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AB5]=&quot;&quot;;&quot; &quot;;CHOOSE(WEEKDAY([.AB5];2);&quot;L&quot;;&quot;M&quot;;&quot;X&quot;;&quot;J&quot;;&quot;V&quot;;&quot;S&quot;;&quot;D&quot;))" office:value-type="float" office:value="0">
            <text:p>#N/A</text:p>
          </table:table-cell>
          <table:table-cell table:style-name="ce77" table:formula="of:=IF([.AC5]=&quot;&quot;;&quot; &quot;;CHOOSE(WEEKDAY([.AC5];2);&quot;L&quot;;&quot;M&quot;;&quot;X&quot;;&quot;J&quot;;&quot;V&quot;;&quot;S&quot;;&quot;D&quot;))" office:value-type="float" office:value="0">
            <text:p>#N/A</text:p>
          </table:table-cell>
          <table:table-cell table:style-name="ce78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7" table:number-columns-repeated="5"/>
          <table:table-cell table:style-name="ce45" table:formula="of:=[$Config.B9]" office:value-type="float" office:value="40644">
            <text:p>11-abr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3" table:formula="of:=NA()" office:value-type="float" office:value="0">
            <text:p>#N/A</text:p>
          </table:table-cell>
          <table:table-cell table:style-name="ce55"/>
          <table:table-cell table:style-name="ce27" table:number-columns-repeated="994"/>
        </table:table-row>
        <table:table-row table:style-name="ro6">
          <table:table-cell table:style-name="ce27" table:number-columns-repeated="5"/>
          <table:table-cell table:style-name="ce46" table:number-columns-repeated="24"/>
          <table:table-cell table:style-name="ce56"/>
          <table:table-cell table:style-name="ce27" table:number-columns-repeated="6"/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style-name="ce47" table:formula="of:=SUM([.F9:.F1002])" office:value-type="float" office:value="0">
            <text:p>0</text:p>
          </table:table-cell>
          <table:table-cell table:style-name="ce47" table:formula="of:=SUM([.G9:.G1002])" office:value-type="float" office:value="16">
            <text:p>16</text:p>
          </table:table-cell>
          <table:table-cell table:style-name="ce47" table:formula="of:=SUM([.H9:.H1002])" office:value-type="float" office:value="0">
            <text:p>0</text:p>
          </table:table-cell>
          <table:table-cell table:style-name="ce47" table:formula="of:=SUM([.I9:.I1002])" office:value-type="float" office:value="64">
            <text:p>64</text:p>
          </table:table-cell>
          <table:table-cell table:style-name="ce47" table:formula="of:=SUM([.J9:.J1002])" office:value-type="float" office:value="16">
            <text:p>16</text:p>
          </table:table-cell>
          <table:table-cell table:style-name="ce47" table:formula="of:=SUM([.K9:.K1002])" office:value-type="float" office:value="16">
            <text:p>16</text:p>
          </table:table-cell>
          <table:table-cell table:style-name="ce47" table:formula="of:=SUM([.L9:.L1002])" office:value-type="float" office:value="24">
            <text:p>24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number-columns-repeated="7"/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3" table:number-columns-spanned="5" table:number-rows-spanned="1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48" office:value-type="string" table:number-columns-spanned="24" table:number-rows-spanned="2">
            <text:p>Tiempo Dedicad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7"/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style-name="ce32"/>
          <table:covered-table-cell table:style-name="ce32"/>
          <table:table-cell table:style-name="ce29" office:value-type="string">
            <text:p>Responsable</text:p>
          </table:table-cell>
          <table:table-cell table:style-name="ce29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57"/>
          <table:table-cell table:number-columns-repeated="6"/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Escribir e Identificar CU Registrar Usuario" table:number-columns-spanned="3" table:number-rows-spanned="1">
            <text:p>Escribir e Identificar CU Registrar Usuario</text:p>
          </table:table-cell>
          <table:covered-table-cell table:style-name="ce33"/>
          <table:covered-table-cell table:style-name="ce33"/>
          <table:table-cell table:style-name="ce74" table:formula="of:=[$Estimacion_Tiempos.G10]" office:value-type="string" office:string-value="Chelo">
            <text:p>Chelo</text:p>
          </table:table-cell>
          <table:table-cell table:style-name="ce74"/>
          <table:table-cell table:style-name="ce31">
            <office:annotation draw:style-name="gr1" draw:text-style-name="P1" svg:width="3.571cm" svg:height="1.908cm" svg:x="17.137cm" svg:y="4.808cm" draw:caption-point-x="-0.427cm" draw:caption-point-y="0.281cm">
              <dc:date>2011-04-18T00:00:00</dc:date>
              <text:p text:style-name="P1"><text:span text:style-name="T2">Usuario:</text:span></text:p>
              <text:p text:style-name="P1"><text:span text:style-name="T3">Ingrese el tiempo dedicado a la tarea</text:span></text:p>
            </office:annotation>
          </table:table-cell>
          <table:table-cell table:style-name="ce31" table:number-columns-repeated="5"/>
          <table:table-cell table:style-name="ce76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1]" office:value-type="string" office:string-value="Analizar el caso de uso Registrar Usuario" table:number-columns-spanned="3" table:number-rows-spanned="1">
            <text:p>Analizar el caso de uso Registrar Usuario</text:p>
          </table:table-cell>
          <table:covered-table-cell table:style-name="ce33"/>
          <table:covered-table-cell table:style-name="ce33"/>
          <table:table-cell table:style-name="ce74" table:formula="of:=[$Estimacion_Tiempos.G11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>
          <table:table-cell table:style-name="ce33" table:formula="of:=[$Estimacion_Tiempos.B12]" office:value-type="string" office:string-value="Escribir e Identificar CU Controlar Ingreso" table:number-columns-spanned="3" table:number-rows-spanned="1">
            <text:p>Escribir e Identificar CU Controlar Ingreso</text:p>
          </table:table-cell>
          <table:covered-table-cell table:style-name="ce33"/>
          <table:covered-table-cell table:style-name="ce33"/>
          <table:table-cell table:style-name="ce74" table:formula="of:=[$Estimacion_Tiempos.G1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style-name="ce31" table:number-columns-repeated="17"/>
          <table:table-cell table:number-columns-repeated="7"/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3]" office:value-type="string" office:string-value="Analizar caso de uso Controlar Ingreso" table:number-columns-spanned="3" table:number-rows-spanned="1">
            <text:p>Analizar caso de uso Controlar Ingreso</text:p>
          </table:table-cell>
          <table:covered-table-cell table:style-name="ce33"/>
          <table:covered-table-cell table:style-name="ce33"/>
          <table:table-cell table:style-name="ce74" table:formula="of:=[$Estimacion_Tiempos.G1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style-name="ce31" table:number-columns-repeated="17"/>
          <table:table-cell table:number-columns-repeated="7"/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4]" office:value-type="string" office:string-value="Escribir e Identificar CU Solicitud Amistad" table:number-columns-spanned="3" table:number-rows-spanned="1">
            <text:p>Escribir e Identificar CU Solicitud Amistad</text:p>
          </table:table-cell>
          <table:covered-table-cell table:style-name="ce33"/>
          <table:covered-table-cell table:style-name="ce33"/>
          <table:table-cell table:style-name="ce74" table:formula="of:=[$Estimacion_Tiempos.G14]" office:value-type="string" office:string-value="Pela">
            <text:p>Pela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5]" office:value-type="string" office:string-value="Analizar caso de uso CU Solicitud Amistad" table:number-columns-spanned="3" table:number-rows-spanned="1">
            <text:p>Analizar caso de uso CU Solicitud Amistad</text:p>
          </table:table-cell>
          <table:covered-table-cell table:style-name="ce33"/>
          <table:covered-table-cell table:style-name="ce33"/>
          <table:table-cell table:style-name="ce74" table:formula="of:=[$Estimacion_Tiempos.G15]" office:value-type="string" office:string-value="Pela">
            <text:p>Pela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6]" office:value-type="string" office:string-value="Escribir e Identificar CU Busqueda Usuario" table:number-columns-spanned="3" table:number-rows-spanned="1">
            <text:p>Escribir e Identificar CU Busqueda Usuario</text:p>
          </table:table-cell>
          <table:covered-table-cell table:style-name="ce33"/>
          <table:covered-table-cell table:style-name="ce33"/>
          <table:table-cell table:style-name="ce74" table:formula="of:=[$Estimacion_Tiempos.G16]" office:value-type="string" office:string-value="Pipo">
            <text:p>Pip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7]" office:value-type="string" office:string-value="Analizar caso de uso CU Busqueda Usuario" table:number-columns-spanned="3" table:number-rows-spanned="1">
            <text:p>Analizar caso de uso CU Busqueda Usuario</text:p>
          </table:table-cell>
          <table:covered-table-cell table:style-name="ce33"/>
          <table:covered-table-cell table:style-name="ce33"/>
          <table:table-cell table:style-name="ce74" table:formula="of:=[$Estimacion_Tiempos.G17]" office:value-type="string" office:string-value="Pipo">
            <text:p>Pip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8]" office:value-type="string" office:string-value="Escribir e Identificar CU Alta Grupo" table:number-columns-spanned="3" table:number-rows-spanned="1">
            <text:p>Escribir e Identificar CU Alta Grupo</text:p>
          </table:table-cell>
          <table:covered-table-cell table:style-name="ce33"/>
          <table:covered-table-cell table:style-name="ce33"/>
          <table:table-cell table:style-name="ce74" table:formula="of:=[$Estimacion_Tiempos.G18]" office:value-type="string" office:string-value="Tincho">
            <text:p>Tinch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9]" office:value-type="string" office:string-value="Analizar caso de uso CU Alta Grupo" table:number-columns-spanned="3" table:number-rows-spanned="1">
            <text:p>Analizar caso de uso CU Alta Grupo</text:p>
          </table:table-cell>
          <table:covered-table-cell table:style-name="ce33"/>
          <table:covered-table-cell table:style-name="ce33"/>
          <table:table-cell table:style-name="ce74" table:formula="of:=[$Estimacion_Tiempos.G19]" office:value-type="string" office:string-value="Tincho">
            <text:p>Tinch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0]" office:value-type="string" office:string-value="Escribir e Identificar CU Mod Grupo" table:number-columns-spanned="3" table:number-rows-spanned="1">
            <text:p>Escribir e Identificar CU Mod Grupo</text:p>
          </table:table-cell>
          <table:covered-table-cell table:style-name="ce33"/>
          <table:covered-table-cell table:style-name="ce33"/>
          <table:table-cell table:style-name="ce74" table:formula="of:=[$Estimacion_Tiempos.G20]" office:value-type="string" office:string-value="Chelo">
            <text:p>Chel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40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7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1" table:visibility="filter">
          <table:table-cell table:style-name="ce33" table:formula="of:=[$Estimacion_Tiempos.B21]" office:value-type="string" office:string-value="Analizar caso de uso CU Mod Grupo" table:number-columns-spanned="3" table:number-rows-spanned="1">
            <text:p>Analizar caso de uso CU Mod Grupo</text:p>
          </table:table-cell>
          <table:covered-table-cell table:style-name="ce33"/>
          <table:covered-table-cell table:style-name="ce33"/>
          <table:table-cell table:style-name="ce74" table:formula="of:=[$Estimacion_Tiempos.G21]" office:value-type="string" office:string-value="Chelo">
            <text:p>Chel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3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12"/>
          <table:table-cell table:number-columns-repeated="995"/>
        </table:table-row>
        <table:table-row table:style-name="ro1">
          <table:table-cell table:style-name="ce33" table:formula="of:=[$Estimacion_Tiempos.B22]" office:value-type="string" office:string-value="Escribir e Identificar CU Baja Grupo" table:number-columns-spanned="3" table:number-rows-spanned="1">
            <text:p>Escribir e Identificar CU Baja Grupo</text:p>
          </table:table-cell>
          <table:covered-table-cell table:style-name="ce33"/>
          <table:covered-table-cell table:style-name="ce33"/>
          <table:table-cell table:style-name="ce74" table:formula="of:=[$Estimacion_Tiempos.G2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style-name="ce31" table:number-columns-repeated="17"/>
          <table:table-cell table:number-columns-repeated="995"/>
        </table:table-row>
        <table:table-row table:style-name="ro1">
          <table:table-cell table:style-name="ce33" table:formula="of:=[$Estimacion_Tiempos.B23]" office:value-type="string" office:string-value="Analizar caso de uso CU Baja Grupo" table:number-columns-spanned="3" table:number-rows-spanned="1">
            <text:p>Analizar caso de uso CU Baja Grupo</text:p>
          </table:table-cell>
          <table:covered-table-cell table:style-name="ce33"/>
          <table:covered-table-cell table:style-name="ce33"/>
          <table:table-cell table:style-name="ce74" table:formula="of:=[$Estimacion_Tiempos.G2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Escribir e Identificar CU Permisos Usuario" table:number-columns-spanned="3" table:number-rows-spanned="1">
            <text:p>Escribir e Identificar CU Permisos Usuario</text:p>
          </table:table-cell>
          <table:covered-table-cell table:style-name="ce33"/>
          <table:covered-table-cell table:style-name="ce33"/>
          <table:table-cell table:style-name="ce74" table:formula="of:=[$Estimacion_Tiempos.G24]" office:value-type="string" office:string-value="Pela">
            <text:p>Pela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Analizar caso de uso CU Permisos Usuario" table:number-columns-spanned="3" table:number-rows-spanned="1">
            <text:p>Analizar caso de uso CU Permisos Usuario</text:p>
          </table:table-cell>
          <table:covered-table-cell table:style-name="ce33"/>
          <table:covered-table-cell table:style-name="ce33"/>
          <table:table-cell table:style-name="ce74" table:formula="of:=[$Estimacion_Tiempos.G25]" office:value-type="string" office:string-value="Pela">
            <text:p>Pela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6]" office:value-type="string" office:string-value="Escribir e Identificar CU Alta Album" table:number-columns-spanned="3" table:number-rows-spanned="1">
            <text:p>Escribir e Identificar CU Alta Album</text:p>
          </table:table-cell>
          <table:covered-table-cell table:style-name="ce33"/>
          <table:covered-table-cell table:style-name="ce33"/>
          <table:table-cell table:style-name="ce74" table:formula="of:=[$Estimacion_Tiempos.G26]" office:value-type="string" office:string-value="Pipo">
            <text:p>Pip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7]" office:value-type="string" office:string-value="Analizar caso de uso CU Alta Album" table:number-columns-spanned="3" table:number-rows-spanned="1">
            <text:p>Analizar caso de uso CU Alta Album</text:p>
          </table:table-cell>
          <table:covered-table-cell table:style-name="ce33"/>
          <table:covered-table-cell table:style-name="ce33"/>
          <table:table-cell table:style-name="ce74" table:formula="of:=[$Estimacion_Tiempos.G27]" office:value-type="string" office:string-value="Pipo">
            <text:p>Pip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8]" office:value-type="string" office:string-value="Escribir e Identificar CU Mod Album" table:number-columns-spanned="3" table:number-rows-spanned="1">
            <text:p>Escribir e Identificar CU Mod Album</text:p>
          </table:table-cell>
          <table:covered-table-cell table:style-name="ce33"/>
          <table:covered-table-cell table:style-name="ce33"/>
          <table:table-cell table:style-name="ce74" table:formula="of:=[$Estimacion_Tiempos.G28]" office:value-type="string" office:string-value="tincho">
            <text:p>tinch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9]" office:value-type="string" office:string-value="Analizar caso de uso CU Mod Album" table:number-columns-spanned="3" table:number-rows-spanned="1">
            <text:p>Analizar caso de uso CU Mod Album</text:p>
          </table:table-cell>
          <table:covered-table-cell table:style-name="ce33"/>
          <table:covered-table-cell table:style-name="ce33"/>
          <table:table-cell table:style-name="ce74" table:formula="of:=[$Estimacion_Tiempos.G29]" office:value-type="string" office:string-value="tincho">
            <text:p>tinch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0]" office:value-type="string" office:string-value="Escribir e Identificar CU Baja Album" table:number-columns-spanned="3" table:number-rows-spanned="1">
            <text:p>Escribir e Identificar CU Baja Album</text:p>
          </table:table-cell>
          <table:covered-table-cell table:style-name="ce33"/>
          <table:covered-table-cell table:style-name="ce33"/>
          <table:table-cell table:style-name="ce74" table:formula="of:=[$Estimacion_Tiempos.G30]" office:value-type="string" office:string-value="chelo">
            <text:p>chel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15</text:p>
          </table:table-cell>
          <table:table-cell table:style-name="ce31" table:number-columns-repeated="4"/>
          <table:table-cell table:style-name="ce31" office:value-type="string">
            <text:p>0.48</text:p>
          </table:table-cell>
          <table:table-cell table:style-name="ce31" office:value-type="string">
            <text:p>0.1</text:p>
          </table:table-cell>
          <table:table-cell table:style-name="ce31" table:number-columns-repeated="11"/>
          <table:table-cell table:number-columns-repeated="995"/>
        </table:table-row>
        <table:table-row table:style-name="ro1" table:visibility="filter">
          <table:table-cell table:style-name="ce33" table:formula="of:=[$Estimacion_Tiempos.B31]" office:value-type="string" office:string-value="Analizar caso de uso CU Baja Album" table:number-columns-spanned="3" table:number-rows-spanned="1">
            <text:p>Analizar caso de uso CU Baja Album</text:p>
          </table:table-cell>
          <table:covered-table-cell table:style-name="ce33"/>
          <table:covered-table-cell table:style-name="ce33"/>
          <table:table-cell table:style-name="ce74" table:formula="of:=[$Estimacion_Tiempos.G31]" office:value-type="string" office:string-value="chelo">
            <text:p>chel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32]" office:value-type="string" office:string-value="Escribir e Identificar CU Alta coment Foto" table:number-columns-spanned="3" table:number-rows-spanned="1">
            <text:p>Escribir e Identificar CU Alta coment Foto</text:p>
          </table:table-cell>
          <table:covered-table-cell table:style-name="ce33"/>
          <table:covered-table-cell table:style-name="ce33"/>
          <table:table-cell table:style-name="ce74" table:formula="of:=[$Estimacion_Tiempos.G3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1" table:number-columns-repeated="17"/>
          <table:table-cell table:number-columns-repeated="995"/>
        </table:table-row>
        <table:table-row table:style-name="ro1">
          <table:table-cell table:style-name="ce33" table:formula="of:=[$Estimacion_Tiempos.B33]" office:value-type="string" office:string-value="Analizar caso de uso CU Alta coment Foto" table:number-columns-spanned="3" table:number-rows-spanned="1">
            <text:p>Analizar caso de uso CU Alta coment Foto</text:p>
          </table:table-cell>
          <table:covered-table-cell table:style-name="ce33"/>
          <table:covered-table-cell table:style-name="ce33"/>
          <table:table-cell table:style-name="ce74" table:formula="of:=[$Estimacion_Tiempos.G3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string" office:string-value="Escribir e Identificar CU Baja coment Gral" table:number-columns-spanned="3" table:number-rows-spanned="1">
            <text:p>Escribir e Identificar CU Baja coment Gral</text:p>
          </table:table-cell>
          <table:covered-table-cell table:style-name="ce33"/>
          <table:covered-table-cell table:style-name="ce33"/>
          <table:table-cell table:style-name="ce74" table:formula="of:=[$Estimacion_Tiempos.G34]" office:value-type="string" office:string-value="Pela">
            <text:p>Pela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string" office:string-value="Analizar caso de uso CU Baja coment Gral" table:number-columns-spanned="3" table:number-rows-spanned="1">
            <text:p>Analizar caso de uso CU Baja coment Gral</text:p>
          </table:table-cell>
          <table:covered-table-cell table:style-name="ce33"/>
          <table:covered-table-cell table:style-name="ce33"/>
          <table:table-cell table:style-name="ce74" table:formula="of:=[$Estimacion_Tiempos.G35]" office:value-type="string" office:string-value="Pela">
            <text:p>Pela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6]" office:value-type="string" office:string-value="Escribir e Identificar CU Admin Muro" table:number-columns-spanned="3" table:number-rows-spanned="1">
            <text:p>Escribir e Identificar CU Admin Muro</text:p>
          </table:table-cell>
          <table:covered-table-cell table:style-name="ce33"/>
          <table:covered-table-cell table:style-name="ce33"/>
          <table:table-cell table:style-name="ce74" table:formula="of:=[$Estimacion_Tiempos.G36]" office:value-type="string" office:string-value="Pipo">
            <text:p>Pip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7]" office:value-type="string" office:string-value="Analizar caso de uso CU Admin Muro" table:number-columns-spanned="3" table:number-rows-spanned="1">
            <text:p>Analizar caso de uso CU Admin Muro</text:p>
          </table:table-cell>
          <table:covered-table-cell table:style-name="ce33"/>
          <table:covered-table-cell table:style-name="ce33"/>
          <table:table-cell table:style-name="ce74" table:formula="of:=[$Estimacion_Tiempos.G37]" office:value-type="string" office:string-value="Pipo">
            <text:p>Pip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/>
          <table:table-cell table:style-name="ce31" table:number-columns-repeated="18"/>
          <table:table-cell table:number-columns-repeated="995"/>
        </table:table-row>
        <table:table-row table:style-name="ro1" table:visibility="filter">
          <table:table-cell table:style-name="ce33" table:formula="of:=[$Estimacion_Tiempos.B38]" office:value-type="string" office:string-value="Escribir e Identificar CU Admin Pag Princip" table:number-columns-spanned="3" table:number-rows-spanned="1">
            <text:p>Escribir e Identificar CU Admin Pag Princip</text:p>
          </table:table-cell>
          <table:covered-table-cell table:style-name="ce33"/>
          <table:covered-table-cell table:style-name="ce33"/>
          <table:table-cell table:style-name="ce74" table:formula="of:=[$Estimacion_Tiempos.G38]" office:value-type="string" office:string-value="tincho">
            <text:p>tinch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9]" office:value-type="string" office:string-value="Analizar caso de uso CU Admin Pag Princip" table:number-columns-spanned="3" table:number-rows-spanned="1">
            <text:p>Analizar caso de uso CU Admin Pag Princip</text:p>
          </table:table-cell>
          <table:covered-table-cell table:style-name="ce33"/>
          <table:covered-table-cell table:style-name="ce33"/>
          <table:table-cell table:style-name="ce74" table:formula="of:=[$Estimacion_Tiempos.G39]" office:value-type="string" office:string-value="tincho">
            <text:p>tinch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40]" office:value-type="string" office:string-value="Escribir e Identificar CU Notificaciones" table:number-columns-spanned="3" table:number-rows-spanned="1">
            <text:p>Escribir e Identificar CU Notificaciones</text:p>
          </table:table-cell>
          <table:covered-table-cell table:style-name="ce33"/>
          <table:covered-table-cell table:style-name="ce33"/>
          <table:table-cell table:style-name="ce74" table:formula="of:=[$Estimacion_Tiempos.G40]" office:value-type="string" office:string-value="chelo">
            <text:p>chel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5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1]" office:value-type="string" office:string-value="Analizar caso de uso CU Notificaciones" table:number-columns-spanned="3" table:number-rows-spanned="1">
            <text:p>Analizar caso de uso CU Notificaciones</text:p>
          </table:table-cell>
          <table:covered-table-cell table:style-name="ce33"/>
          <table:covered-table-cell table:style-name="ce33"/>
          <table:table-cell table:style-name="ce74" table:formula="of:=[$Estimacion_Tiempos.G41]" office:value-type="string" office:string-value="chelo">
            <text:p>chelo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2]" office:value-type="string" office:string-value="Escribir e Identificar CU Amigos Comun" table:number-columns-spanned="3" table:number-rows-spanned="1">
            <text:p>Escribir e Identificar CU Amigos Comun</text:p>
          </table:table-cell>
          <table:covered-table-cell table:style-name="ce33"/>
          <table:covered-table-cell table:style-name="ce33"/>
          <table:table-cell table:style-name="ce74" table:formula="of:=[$Estimacion_Tiempos.G4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1" table:number-columns-repeated="17"/>
          <table:table-cell table:number-columns-repeated="995"/>
        </table:table-row>
        <table:table-row table:style-name="ro1">
          <table:table-cell table:style-name="ce33" table:formula="of:=[$Estimacion_Tiempos.B43]" office:value-type="string" office:string-value="Analizar caso de uso CU Amigos Comun" table:number-columns-spanned="3" table:number-rows-spanned="1">
            <text:p>Analizar caso de uso CU Amigos Comun</text:p>
          </table:table-cell>
          <table:covered-table-cell table:style-name="ce33"/>
          <table:covered-table-cell table:style-name="ce33"/>
          <table:table-cell table:style-name="ce74" table:formula="of:=[$Estimacion_Tiempos.G4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string" office:string-value="Escribir e Identificar CU rol Admin" table:number-columns-spanned="3" table:number-rows-spanned="1">
            <text:p>Escribir e Identificar CU rol Admin</text:p>
          </table:table-cell>
          <table:covered-table-cell table:style-name="ce33"/>
          <table:covered-table-cell table:style-name="ce33"/>
          <table:table-cell table:style-name="ce74" table:formula="of:=[$Estimacion_Tiempos.G44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string" office:string-value="Analizar caso de uso CU rol Admin" table:number-columns-spanned="3" table:number-rows-spanned="1">
            <text:p>Analizar caso de uso CU rol Admin</text:p>
          </table:table-cell>
          <table:covered-table-cell table:style-name="ce33"/>
          <table:covered-table-cell table:style-name="ce33"/>
          <table:table-cell table:style-name="ce74" table:formula="of:=[$Estimacion_Tiempos.G45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6]" office:value-type="string" office:string-value="Escribir e Identificar CU Bloqueo usuarios" table:number-columns-spanned="3" table:number-rows-spanned="1">
            <text:p>Escribir e Identificar CU Bloqueo usuarios</text:p>
          </table:table-cell>
          <table:covered-table-cell table:style-name="ce33"/>
          <table:covered-table-cell table:style-name="ce33"/>
          <table:table-cell table:style-name="ce74" table:formula="of:=[$Estimacion_Tiempos.G46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7]" office:value-type="string" office:string-value="Analizar caso de uso CU Bloquear usuarios" table:number-columns-spanned="3" table:number-rows-spanned="1">
            <text:p>Analizar caso de uso CU Bloquear usuarios</text:p>
          </table:table-cell>
          <table:covered-table-cell table:style-name="ce33"/>
          <table:covered-table-cell table:style-name="ce33"/>
          <table:table-cell table:style-name="ce74" table:formula="of:=[$Estimacion_Tiempos.G47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8]" office:value-type="string" office:string-value="Escribir e Identificar CU Control Amigos Com" table:number-columns-spanned="3" table:number-rows-spanned="1">
            <text:p>Escribir e Identificar CU Control Amigos Com</text:p>
          </table:table-cell>
          <table:covered-table-cell table:style-name="ce33"/>
          <table:covered-table-cell table:style-name="ce33"/>
          <table:table-cell table:style-name="ce74" table:formula="of:=[$Estimacion_Tiempos.G48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9]" office:value-type="string" office:string-value="Analizar caso de uso CU Control Amigos Com" table:number-columns-spanned="3" table:number-rows-spanned="1">
            <text:p>Analizar caso de uso CU Control Amigos Com</text:p>
          </table:table-cell>
          <table:covered-table-cell table:style-name="ce33"/>
          <table:covered-table-cell table:style-name="ce33"/>
          <table:table-cell table:style-name="ce74" table:formula="of:=[$Estimacion_Tiempos.G49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3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4]" office:value-type="float" office:value="0" table:number-columns-spanned="3" table:number-rows-spanned="1">
            <text:p>0</text:p>
          </table:table-cell>
          <table:covered-table-cell table:style-name="ce33"/>
          <table:covered-table-cell table:style-name="ce33"/>
          <table:table-cell table:style-name="ce74" table:formula="of:=[$Estimacion_Tiempos.G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9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0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1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2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3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4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74" table:formula="of:=[$Estimacion_Tiempos.G1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80"/>
          <table:table-cell table:number-columns-repeated="1003"/>
        </table:table-row>
        <table:table-row table:style-name="ro1">
          <table:table-cell table:number-columns-repeated="2"/>
          <table:table-cell table:style-name="ce79" office:value-type="string">
            <text:p>Impedimento</text:p>
          </table:table-cell>
          <table:table-cell table:style-name="ce79" office:value-type="string">
            <text:p>Reportó</text:p>
          </table:table-cell>
          <table:table-cell table:style-name="ce79" office:value-type="string">
            <text:p>Solución posible</text:p>
          </table:table-cell>
          <table:table-cell table:style-name="ce79" office:value-type="string">
            <text:p>Estado</text:p>
          </table:table-cell>
          <table:table-cell table:number-columns-repeated="14"/>
          <table:table-cell table:style-name="ce80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2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2" table:display-filter-buttons="true">
          <table:filter>
            <table:filter-condition table:field-number="6" table:value="Pela" table:operator="="/>
          </table:filter>
        </table:database-range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Lea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11:18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5-02T11:18:52</dc:date>
    <meta:print-date>2008-03-02T09:03:16</meta:print-date>
    <meta:editing-cycles>21</meta:editing-cycles>
    <meta:editing-duration>PT01H30M27S</meta:editing-duration>
    <meta:generator>OpenOffice.org/3.2$Linux OpenOffice.org_project/320m12$Build-9483</meta:generator>
    <dc:creator>antolini </dc:creator>
    <meta:document-statistic meta:table-count="10" meta:cell-count="22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chart:class="chart:area" chart:style-name="ch1">
        <chart:title svg:x="8.719cm" svg:y="0.138cm" chart:style-name="ch2">
          <text:p>Gráfico de esfuerzo</text:p>
        </chart:title>
        <chart:legend chart:legend-position="end" svg:x="18.973cm" svg:y="3.171cm" chart:style-name="ch3"/>
        <chart:plot-area chart:style-name="ch4" table:cell-range-address="Estimacion_Tiempos.H5:Estimacion_Tiempos.AE5 Estimacion_Tiempos.H7:Estimacion_Tiempos.AE7" chart:data-source-has-labels="row" svg:x="0.623cm" svg:y="0.672cm" svg:width="17.939cm" svg:height="5.913cm"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13cm" svg:y="5.9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timacion_Tiempos.H5:Estimacion_Tiempos.AE5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315">
                <text:p text:id="Estimacion_Tiempos.H7:Estimacion_Tiempos.AE7"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chart:class="chart:line" chart:style-name="ch1">
        <chart:title svg:x="8.935cm" svg:y="0.138cm" chart:style-name="ch2">
          <text:p>Gráfico de tareas</text:p>
        </chart:title>
        <chart:legend chart:legend-position="end" svg:x="18.981cm" svg:y="3.172cm" chart:style-name="ch3"/>
        <chart:plot-area chart:style-name="ch4" table:cell-range-address="Estimacion_Tiempos.H5:Estimacion_Tiempos.AE6" chart:data-source-has-labels="row" svg:x="0.623cm" svg:y="0.672cm" svg:width="17.947cm" svg:height="5.914cm"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13cm" svg:y="5.283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timacion_Tiempos.H5:Estimacion_Tiempos.AE5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30">
                <text:p text:id="Estimacion_Tiempos.H6:Estimacion_Tiempos.AE6"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chart:class="chart:line" chart:style-name="ch1">
        <chart:title svg:x="8.896cm" svg:y="0.138cm" chart:style-name="ch2">
          <text:p>Gráfico individual</text:p>
        </chart:title>
        <chart:legend chart:legend-position="end" svg:x="18.769cm" svg:y="1.297cm" chart:style-name="ch3"/>
        <chart:plot-area chart:style-name="ch4" table:cell-range-address="Gráficos.A57:Gráficos.Y69" chart:data-source-has-labels="both" svg:x="0.627cm" svg:y="0.672cm" svg:width="17.729cm" svg:height="5.936cm"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15cm" svg:y="5.069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áficos.B57:Gráficos.Y57">1-ene</text:p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  <table:table-cell office:value-type="string">
                <text:p>#N/A</text:p>
              </table:table-cell>
            </table:table-row>
          </table:table-header-rows>
          <table:table-rows>
            <table:table-row>
              <table:table-cell office:value-type="string">
                <text:p text:id="Gráficos.A58:Gráficos.A58">Chelo</text:p>
              </table:table-cell>
              <table:table-cell office:value-type="float" office:value="0">
                <text:p text:id="Gráficos.B58:Gráficos.Y5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59:Gráficos.A59">Lean</text:p>
              </table:table-cell>
              <table:table-cell office:value-type="float" office:value="98">
                <text:p text:id="Gráficos.B59:Gráficos.Y59"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0:Gráficos.A60">Pela</text:p>
              </table:table-cell>
              <table:table-cell office:value-type="float" office:value="79">
                <text:p text:id="Gráficos.B60:Gráficos.Y60"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1:Gráficos.A61">Pipo</text:p>
              </table:table-cell>
              <table:table-cell office:value-type="float" office:value="80">
                <text:p text:id="Gráficos.B61:Gráficos.Y61"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2:Gráficos.A62">Tincho</text:p>
              </table:table-cell>
              <table:table-cell office:value-type="float" office:value="58">
                <text:p text:id="Gráficos.B62:Gráficos.Y62"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3:Gráficos.A63">TODOS</text:p>
              </table:table-cell>
              <table:table-cell office:value-type="float" office:value="0">
                <text:p text:id="Gráficos.B63:Gráficos.Y6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4:Gráficos.A64">0</text:p>
              </table:table-cell>
              <table:table-cell office:value-type="float" office:value="0">
                <text:p text:id="Gráficos.B64:Gráficos.Y6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5:Gráficos.A65">0</text:p>
              </table:table-cell>
              <table:table-cell office:value-type="float" office:value="0">
                <text:p text:id="Gráficos.B65:Gráficos.Y6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6:Gráficos.A66">0</text:p>
              </table:table-cell>
              <table:table-cell office:value-type="float" office:value="0">
                <text:p text:id="Gráficos.B66:Gráficos.Y6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7:Gráficos.A67">0</text:p>
              </table:table-cell>
              <table:table-cell office:value-type="float" office:value="0">
                <text:p text:id="Gráficos.B67:Gráficos.Y6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8:Gráficos.A68">0</text:p>
              </table:table-cell>
              <table:table-cell office:value-type="float" office:value="0">
                <text:p text:id="Gráficos.B68:Gráficos.Y6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Gráficos.A69:Gráficos.A69">0</text:p>
              </table:table-cell>
              <table:table-cell office:value-type="float" office:value="0">
                <text:p text:id="Gráficos.B69:Gráficos.Y6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